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755cm"/>
    </style:style>
    <style:style style:name="co2" style:family="table-column">
      <style:table-column-properties fo:break-before="auto" style:column-width="3.801cm"/>
    </style:style>
    <style:style style:name="co3" style:family="table-column">
      <style:table-column-properties fo:break-before="auto" style:column-width="2.258cm"/>
    </style:style>
    <style:style style:name="co4" style:family="table-column">
      <style:table-column-properties fo:break-before="auto" style:column-width="1.632cm"/>
    </style:style>
    <style:style style:name="co5" style:family="table-column">
      <style:table-column-properties fo:break-before="auto" style:column-width="3.438cm"/>
    </style:style>
    <style:style style:name="co6" style:family="table-column">
      <style:table-column-properties fo:break-before="auto" style:column-width="2.466cm"/>
    </style:style>
    <style:style style:name="co7" style:family="table-column">
      <style:table-column-properties fo:break-before="auto" style:column-width="2.113cm"/>
    </style:style>
    <style:style style:name="co8" style:family="table-column">
      <style:table-column-properties fo:break-before="auto" style:column-width="4.484cm"/>
    </style:style>
    <style:style style:name="ro1" style:family="table-row">
      <style:table-row-properties style:row-height="0.557cm" fo:break-before="auto" style:use-optimal-row-height="true"/>
    </style:style>
    <style:style style:name="ro2" style:family="table-row">
      <style:table-row-properties style:row-height="1.01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number-style style:name="N61">
      <number:scientific-number number:decimal-places="2" number:min-decimal-places="2" number:min-integer-digits="1" number:min-exponent-digits="2" number:exponent-interval="1" number:forced-exponent-sign="true"/>
    </number:number-style>
    <style:style style:name="ce5" style:family="table-cell" style:parent-style-name="Default">
      <style:table-cell-properties fo:background-color="#2e3192"/>
    </style:style>
    <style:style style:name="ce1" style:family="table-cell" style:parent-style-name="Default">
      <style:table-cell-properties fo:background-color="#99ccff" fo:padding="0.071cm"/>
    </style:style>
    <style:style style:name="ce3" style:family="table-cell" style:parent-style-name="Default">
      <style:table-cell-properties fo:background-color="#99ccff"/>
    </style:style>
    <style:style style:name="ce2" style:family="table-cell" style:parent-style-name="Default">
      <style:table-cell-properties fo:background-color="#33cccc"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4" style:family="table-cell" style:parent-style-name="Default">
      <style:table-cell-properties fo:background-color="#2e3192" fo:padding="0.071cm"/>
    </style:style>
    <style:style style:name="ce4" style:family="table-cell" style:parent-style-name="Default">
      <style:table-cell-properties fo:background-color="#33cccc"/>
    </style:style>
    <style:style style:name="ce16" style:family="table-cell" style:parent-style-name="Default">
      <style:table-cell-properties fo:background-color="#2e3192" style:cell-protect="protected" style:print-content="false"/>
    </style:style>
    <style:style style:name="ce17" style:family="table-cell" style:parent-style-name="Default">
      <style:table-cell-properties fo:background-color="#99ccff" style:cell-protect="protected" style:print-content="false" fo:padding="0.071cm"/>
    </style:style>
    <style:style style:name="ce18" style:family="table-cell" style:parent-style-name="Default">
      <style:table-cell-properties fo:background-color="#33cccc" style:cell-protect="protected" style:print-content="false" fo:padding="0.071cm"/>
      <style:text-properties fo:color="#333399" style:text-outline="false" style:text-line-through-style="none" style:text-line-through-type="none" style:font-name="Calibri" fo:font-size="22pt" fo:font-style="normal" fo:text-shadow="none" style:text-underline-style="none" fo:font-weight="bold" style:font-size-asian="22pt" style:font-style-asian="normal" style:font-weight-asian="bold" style:font-name-complex="Calibri" style:font-size-complex="22pt" style:font-style-complex="normal" style:font-weight-complex="bold"/>
    </style:style>
    <style:style style:name="ce19" style:family="table-cell" style:parent-style-name="Default">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0" style:family="table-cell" style:parent-style-name="Default">
      <style:table-cell-properties fo:background-color="#99ccff" style:cell-protect="protected" style:print-content="false"/>
    </style:style>
    <style:style style:name="ce22" style:family="table-cell" style:parent-style-name="Default">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3" style:family="table-cell" style:parent-style-name="Default" style:data-style-name="N37">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6" style:family="table-cell" style:parent-style-name="Default" style:data-style-name="N0">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7" style:family="table-cell" style:parent-style-name="Default" style:data-style-name="N36">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28" style:family="table-cell" style:parent-style-name="Default">
      <style:table-cell-properties fo:background-color="#33cccc" style:cell-protect="protected" style:print-content="false"/>
    </style:style>
    <style:style style:name="ce30" style:family="table-cell" style:parent-style-name="Default">
      <style:table-cell-properties fo:background-color="#2e3192" style:cell-protect="protected" style:print-content="false" fo:padding="0.071cm"/>
    </style:style>
    <style:style style:name="ce31" style:family="table-cell" style:parent-style-name="Default">
      <style:table-cell-properties style:cell-protect="protected" style:print-content="false"/>
    </style:style>
    <style:style style:name="ce33" style:family="table-cell" style:parent-style-name="Default">
      <style:table-cell-properties fo:background-color="#2e3192" style:cell-protect="hidden-and-protected" style:print-content="false"/>
    </style:style>
    <style:style style:name="ce34" style:family="table-cell" style:parent-style-name="Default">
      <style:table-cell-properties fo:background-color="#99ccff" style:cell-protect="hidden-and-protected" style:print-content="false"/>
    </style:style>
    <style:style style:name="ce35" style:family="table-cell" style:parent-style-name="Default">
      <style:table-cell-properties fo:background-color="#ffffff" style:cell-protect="protected" style:print-content="true"/>
    </style:style>
    <style:style style:name="ce37" style:family="table-cell" style:parent-style-name="Default">
      <style:table-cell-properties fo:background-color="#99ccff" style:cell-protect="hidden-and-protected" style:print-content="false" fo:wrap-option="wrap" fo:padding="0.071cm"/>
    </style:style>
    <style:style style:name="ce40" style:family="table-cell" style:parent-style-name="Default">
      <style:table-cell-properties fo:background-color="#ffffff" style:cell-protect="protected" style:print-content="true" fo:wrap-option="wrap" fo:padding="0.071cm"/>
    </style:style>
    <style:style style:name="ce41" style:family="table-cell" style:parent-style-name="Default">
      <style:table-cell-properties fo:background-color="#ffffff" style:cell-protect="protected" style:print-content="true" fo:wrap-option="no-wrap" fo:padding="0.071cm"/>
    </style:style>
    <style:style style:name="ce42" style:family="table-cell" style:parent-style-name="Default">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0.74pt solid #000000" style:direction="ltr" fo:padding="0.071cm" fo:border-right="0.74pt solid #141312" style:rotation-angle="0" style:rotation-align="none" style:shrink-to-fit="true" fo:border-top="0.74pt solid #141312"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600"/>
    </style:style>
    <style:style style:name="ce45" style:family="table-cell" style:parent-style-name="Default">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46"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fo:border-bottom="none" fo:background-color="#ffffff" style:cell-protect="protected" style:print-content="true" fo:border-left="0.74pt solid #000000" fo:border-right="none" fo:border-top="none"/>
    </style:style>
    <style:style style:name="ce5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5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54" style:family="table-cell" style:parent-style-name="Default">
      <style:table-cell-properties fo:background-color="#ffffff" style:cell-protect="protected" style:print-content="true" style:text-align-source="fix" style:repeat-content="false"/>
      <style:paragraph-properties fo:text-align="end" fo:margin-left="0cm"/>
    </style:style>
    <style:style style:name="ce56" style:family="table-cell" style:parent-style-name="Default">
      <style:table-cell-properties fo:background-color="#ffffff" style:cell-protect="protected" style:print-content="true" fo:wrap-option="no-wrap" fo:padding="0.071cm"/>
      <style:text-properties fo:color="#000000"/>
    </style:style>
    <style:style style:name="ce57" style:family="table-cell" style:parent-style-name="Default">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74pt solid #141312"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61"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62"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data-style-name="N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style>
    <style:style style:name="ce72"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style>
    <style:style style:name="ce7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style>
    <style:style style:name="ce77" style:family="table-cell" style:parent-style-name="Default">
      <style:table-cell-properties style:cell-protect="protected" style:print-content="true" fo:background-color="transparent" fo:wrap-option="wrap" fo:padding="0.071cm"/>
      <style:map style:condition="cell-content()=0" style:apply-style-name="Unbenannt1" style:base-cell-address="Bericht.D12"/>
      <style:map style:condition="cell-content()!=0" style:apply-style-name="Unbenannt3" style:base-cell-address="Bericht.D12"/>
    </style:style>
    <style:style style:name="ce80"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81"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data-style-name="N100">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bottom" loext:vertical-justify="auto"/>
      <style:paragraph-properties fo:text-align="start" css3t:text-justify="auto" fo:margin-left="0cm" style:writing-mode="page"/>
    </style:style>
    <style:style style:name="ce88"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style>
    <style:style style:name="ce89" style:family="table-cell" style:parent-style-name="Default">
      <style:table-cell-properties fo:background-color="#2e3192" style:cell-protect="hidden-and-protected" style:print-content="false" fo:padding="0.071cm"/>
    </style:style>
    <style:style style:name="ce90" style:family="table-cell" style:parent-style-name="Default">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141312"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91" style:family="table-cell" style:parent-style-name="Default" style:data-style-name="N170">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ISEVEN(ROW()))" style:apply-style-name="Even_20_Rows" style:base-cell-address="Bericht.C16"/>
    </style:style>
    <style:style style:name="ce92" style:family="table-cell" style:parent-style-name="Default" style:data-style-name="N10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93" style:family="table-cell" style:parent-style-name="Default" style:data-style-name="N176">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bottom" loext:vertical-justify="auto"/>
      <style:paragraph-properties fo:text-align="start" css3t:text-justify="auto" fo:margin-left="0cm" style:writing-mode="page"/>
    </style:style>
    <style:style style:name="ce95" style:family="table-cell" style:parent-style-name="Default">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middle" loext:vertical-justify="auto"/>
      <style:paragraph-properties fo:text-align="start" css3t:text-justify="auto" fo:margin-left="0cm" style:writing-mode="page"/>
    </style:style>
    <style:style style:name="ce103" style:family="table-cell" style:parent-style-name="Default">
      <style:table-cell-properties style:glyph-orientation-vertical="0" fo:background-color="#ffffff" style:cell-protect="protected" style:print-content="true" style:diagonal-bl-tr="none" style:diagonal-tl-br="none" style:text-align-source="fix" style:repeat-content="false" fo:wrap-option="no-wrap" fo:border="0.74pt solid #141312"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4" style:family="table-cell" style:parent-style-name="Default" style:data-style-name="N0">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141312" style:rotation-angle="0" style:rotation-align="none" style:shrink-to-fit="false" fo:border-top="none" style:vertical-align="bottom" loext:vertical-justify="auto"/>
      <style:paragraph-properties fo:text-align="end" css3t:text-justify="auto" fo:margin-left="0cm" style:writing-mode="page"/>
      <style:map style:condition="is-true-formula(ISEVEN(ROW()))" style:apply-style-name="Even_20_Rows" style:base-cell-address="Bericht.C16"/>
    </style:style>
    <style:style style:name="ce105" style:family="table-cell" style:parent-style-name="Default" style:data-style-name="N134">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141312" style:rotation-angle="0" style:rotation-align="none" style:shrink-to-fit="true" fo:border-top="none" style:vertical-align="bottom" loext:vertical-justify="auto"/>
      <style:paragraph-properties fo:text-align="end" css3t:text-justify="auto" fo:margin-left="0cm" style:writing-mode="page"/>
    </style:style>
    <style:style style:name="ce106" style:family="table-cell" style:parent-style-name="Default" style:data-style-name="N134">
      <style:table-cell-properties style:glyph-orientation-vertical="0" fo:border-bottom="0.74pt solid #141312" fo:background-color="#ffffff" style:cell-protect="protected" style:print-content="true" style:diagonal-bl-tr="none" style:diagonal-tl-br="none" style:text-align-source="fix" style:repeat-content="false" fo:wrap-option="no-wrap" fo:border-left="none" style:direction="ltr" fo:padding="0.071cm" fo:border-right="0.74pt solid #141312" style:rotation-angle="0" style:rotation-align="none" style:shrink-to-fit="true" fo:border-top="none" style:vertical-align="middle" loext:vertical-justify="auto"/>
      <style:paragraph-properties fo:text-align="end" css3t:text-justify="auto" fo:margin-left="0cm" style:writing-mode="page"/>
    </style:style>
    <style:style style:name="ce107" style:family="table-cell" style:parent-style-name="Default" style:data-style-name="N157">
      <style:table-cell-properties style:glyph-orientation-vertical="0" fo:background-color="#ffffff" style:cell-protect="protected" style:print-content="true" style:diagonal-bl-tr="none" style:diagonal-tl-br="none" style:text-align-source="fix" style:repeat-content="false" fo:wrap-option="no-wrap" fo:border="0.74pt solid #141312" style:direction="ltr" fo:padding="0.071cm" style:rotation-angle="0" style:rotation-align="none" style:shrink-to-fit="true" style:vertical-align="middle" loext:vertical-justify="auto"/>
      <style:paragraph-properties fo:text-align="end" css3t:text-justify="auto" fo:margin-left="0cm" style:writing-mode="page"/>
    </style:style>
    <style:style style:name="ce108" style:family="table-cell" style:parent-style-name="Default">
      <style:table-cell-properties fo:background-color="#ffffff" style:cell-protect="protected" style:print-content="true" style:shrink-to-fit="true"/>
    </style:style>
    <style:style style:name="ce109" style:family="table-cell" style:parent-style-name="Default" style:data-style-name="N157">
      <style:table-cell-properties style:glyph-orientation-vertical="0" fo:background-color="#ffffff" style:cell-protect="protected" style:print-content="true" style:diagonal-bl-tr="none" style:diagonal-tl-br="none" style:text-align-source="fix" style:repeat-content="false" fo:wrap-option="no-wrap" fo:border="0.74pt solid #141312" style:direction="ltr" fo:padding="0.071cm" style:rotation-angle="0" style:rotation-align="none" style:shrink-to-fit="true" style:vertical-align="middle" loext:vertical-justify="auto"/>
      <style:paragraph-properties fo:text-align="end" css3t:text-justify="auto" fo:margin-left="0cm" style:writing-mode="page"/>
      <style:text-properties fo:font-weight="bold" style:font-weight-asian="bold" style:font-weight-complex="bold"/>
    </style:style>
    <style:style style:name="ce110" style:family="table-cell" style:parent-style-name="Default">
      <style:table-cell-properties fo:background-color="#ffffff" style:cell-protect="protected" style:print-content="true"/>
      <style:text-properties style:font-name="Calibri1" style:font-name-asian="Calibri1" style:font-name-complex="Calibri1"/>
    </style:style>
    <style:style style:name="ce115" style:family="table-cell" style:parent-style-name="Default" style:data-style-name="N170">
      <style:table-cell-properties fo:background-color="#99ccff" style:cell-protect="hidden-and-protected" style:print-content="false"/>
    </style:style>
    <style:style style:name="ce119" style:family="table-cell" style:parent-style-name="Default">
      <style:table-cell-properties style:cell-protect="hidden-and-protected" style:print-content="false"/>
    </style:style>
    <style:style style:name="ce120" style:family="table-cell" style:parent-style-name="Default" style:data-style-name="N100">
      <style:table-cell-properties style:glyph-orientation-vertical="0" fo:background-color="#99ccff"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21" style:family="table-cell" style:parent-style-name="Default" style:data-style-name="N61">
      <style:table-cell-properties style:glyph-orientation-vertical="0" fo:background-color="#f8fae6" style:cell-protect="protected" style:print-content="fals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gr1" style:family="graphic">
      <style:graphic-properties draw:stroke="none" svg:stroke-color="#000000" draw:fill="none" draw:fill-color="#ffffff" fo:min-height="2.232cm"/>
      <style:paragraph-properties style:writing-mode="lr-tb"/>
    </style:style>
    <style:style style:name="gr2" style:family="graphic">
      <style:graphic-properties draw:stroke="none" draw:fill="solid" draw:fill-color="#2e3192" draw:textarea-horizontal-align="justify" draw:textarea-vertical-align="middle" draw:auto-grow-height="false" fo:min-height="0.944cm" fo:min-width="27.303cm"/>
      <style:paragraph-properties style:writing-mode="lr-tb"/>
    </style:style>
    <style:style style:name="gr3" style:family="graphic">
      <style:graphic-properties draw:textarea-vertical-align="middle"/>
    </style:style>
    <style:style style:name="P1" style:family="paragraph">
      <loext:graphic-properties draw:fill="none" draw:fill-color="#ffffff"/>
      <style:paragraph-properties style:writing-mode="lr-tb"/>
      <style:text-properties style:font-name="Calibri" fo:font-size="36pt" fo:font-weight="bold" style:font-size-asian="36pt" style:font-weight-asian="bold" style:font-size-complex="36pt" style:font-weight-complex="bold"/>
    </style:style>
    <style:style style:name="P2" style:family="paragraph">
      <style:paragraph-properties fo:text-align="start" style:writing-mode="lr-tb"/>
    </style:style>
    <style:style style:name="P3" style:family="paragraph">
      <loext:graphic-properties draw:fill="solid" draw:fill-color="#2e3192"/>
      <style:paragraph-properties fo:text-align="start" style:writing-mode="lr-tb"/>
    </style:style>
    <style:style style:name="P4" style:family="paragraph">
      <style:paragraph-properties fo:text-align="center"/>
    </style:style>
    <style:style style:name="P5" style:family="paragraph">
      <style:paragraph-properties fo:text-align="start"/>
      <style:text-properties fo:color="#ffffff" fo:font-size="12pt" fo:font-weight="bold"/>
    </style:style>
    <style:style style:name="T1" style:family="text">
      <style:text-properties style:font-name="Calibri" fo:font-size="36pt" fo:font-weight="bold" style:font-size-asian="36pt" style:font-weight-asian="bold" style:font-size-complex="36pt" style:font-weight-complex="bold"/>
    </style:style>
    <style:style style:name="T2" style:family="text">
      <style:text-properties fo:font-family="Tahoma" style:font-family-generic="swiss" style:font-pitch="variable"/>
    </style:style>
    <style:style style:name="T3" style:family="text">
      <style:text-properties style:text-underline-style="solid" style:text-underline-width="auto" style:text-underline-color="font-color"/>
    </style:style>
    <style:style style:name="T4" style:family="text">
      <style:text-properties style:text-underline-style="none" style:text-underline-color="font-color"/>
    </style:style>
  </office:automatic-styles>
  <office:body>
    <office:spreadsheet>
      <table:calculation-settings table:automatic-find-labels="false" table:use-regular-expressions="false" table:use-wildcards="true"/>
      <table:table table:name="Titel" table:style-name="ta1" table:print="fals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shapes>
          <draw:frame draw:z-index="0" draw:style-name="gr1" draw:text-style-name="P1" svg:width="32.363cm" svg:height="2.232cm" svg:x="1.668cm" svg:y="1.801cm">
            <draw:text-box>
              <text:p><text:span text:style-name="T1">DIN VDE 01234 – Berechung des Steinlausbefalls</text:span></text:p>
            </draw:text-box>
          </draw:frame>
        </table:shapes>
        <table:table-column table:style-name="co1" table:default-cell-style-name="ce3"/>
        <table:table-column table:style-name="co2" table:default-cell-style-name="ce3"/>
        <table:table-column table:style-name="co3" table:number-columns-repeated="63" table:default-cell-style-name="ce3"/>
        <table:table-column table:style-name="co3" table:number-columns-repeated="959" table:default-cell-style-name="Default"/>
        <table:table-row table:style-name="ro1">
          <table:table-cell table:style-name="ce5" table:number-columns-repeated="6"/>
          <table:table-cell table:style-name="ce14" table:number-columns-repeated="15"/>
          <table:table-cell table:style-name="ce5" table:number-columns-repeated="1003"/>
        </table:table-row>
        <table:table-row table:style-name="ro1">
          <table:table-cell table:style-name="ce5" table:number-columns-repeated="5"/>
          <table:table-cell table:style-name="ce14" table:number-columns-repeated="16"/>
          <table:table-cell table:style-name="ce5" table:number-columns-repeated="1003"/>
        </table:table-row>
        <table:table-row table:style-name="ro1" table:number-rows-repeated="2">
          <table:table-cell table:style-name="ce1" table:number-columns-repeated="21"/>
          <table:table-cell table:number-columns-repeated="1003"/>
        </table:table-row>
        <table:table-row table:style-name="ro1" table:number-rows-repeated="3">
          <table:table-cell table:style-name="ce1" table:number-columns-repeated="19"/>
          <table:table-cell table:number-columns-repeated="1005"/>
        </table:table-row>
        <table:table-row table:style-name="ro1">
          <table:table-cell table:number-columns-repeated="1024"/>
        </table:table-row>
        <table:table-row table:style-name="ro2">
          <table:table-cell table:style-name="ce2"/>
          <table:table-cell table:style-name="ce2" office:value-type="string" calcext:value-type="string">
            <text:p>Beschreibung</text:p>
          </table:table-cell>
          <table:table-cell table:style-name="ce2" table:number-columns-repeated="17"/>
          <table:table-cell table:style-name="ce4" table:number-columns-repeated="46"/>
          <table:table-cell table:number-columns-repeated="959"/>
        </table:table-row>
        <table:table-row table:style-name="ro1" table:number-rows-repeated="1048566">
          <table:table-cell table:number-columns-repeated="1024"/>
        </table:table-row>
        <table:table-row table:style-name="ro1">
          <table:table-cell table:number-columns-repeated="1024"/>
        </table:table-row>
      </table:table>
      <table:table table:name="Basisadaten" table:style-name="ta1" table:print="fals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6" form:control-implementation="ooo:com.sun.star.form.component.CommandButton" xml:id="control1" form:id="control1"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8" form:control-implementation="ooo:com.sun.star.form.component.CommandButton" xml:id="control2" form:id="control2" form:label="Bericht erstellen" office:target-frame="" form:delay-for-repeat="PT0.050000000S" form:image-position="center">
              <form:properties>
                <form:property form:property-name="DefaultControl" office:value-type="string" office:string-value="com.sun.star.form.control.CommandButton"/>
              </form:properties>
            </form:button>
            <form:button form:name="Schaltfläche 9" form:control-implementation="ooo:com.sun.star.form.component.CommandButton" xml:id="control3" form:id="control3" form:label="Tabelle speichern" office:target-frame="" form:delay-for-repeat="PT0.050000000S" form:image-position="center">
              <form:properties>
                <form:property form:property-name="DefaultControl" office:value-type="string" office:string-value="com.sun.star.form.control.CommandButton"/>
              </form:properties>
            </form:button>
            <form:button form:name="Schaltfläche 10" form:control-implementation="ooo:com.sun.star.form.component.CommandButton" xml:id="control4" form:id="control4"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11" form:control-implementation="ooo:com.sun.star.form.component.CommandButton" xml:id="control5" form:id="control5"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2" form:control-implementation="ooo:com.sun.star.form.component.CommandButton" xml:id="control6" form:id="control6"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1" form:control-implementation="ooo:com.sun.star.form.component.FixedText" xml:id="control7" form:id="control7" form:label="ods"/>
            <form:fixed-text form:name="Beschriftungsfeld 2" form:control-implementation="ooo:com.sun.star.form.component.FixedText" xml:id="control8" form:id="control8" form:label="pdf"/>
            <form:fixed-text form:name="Beschriftungsfeld 3" form:control-implementation="ooo:com.sun.star.form.component.FixedText" xml:id="control9" form:id="control9" form:label="Template"/>
            <form:fixed-text form:name="Beschriftungsfeld 4" form:control-implementation="ooo:com.sun.star.form.component.FixedText" xml:id="control10" form:id="control10" form:label="Rev."/>
          </form:form>
        </office:forms>
        <table:shapes>
          <draw:g draw:z-index="0">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
            <draw:control draw:text-style-name="P4" svg:width="2.669cm" svg:height="0.629cm" svg:x="8.823cm" svg:y="0.158cm" draw:control="control2"/>
            <draw:control draw:text-style-name="P4" svg:width="3.14cm" svg:height="0.629cm" svg:x="1.572cm" svg:y="0.158cm" draw:control="control3"/>
            <draw:control draw:text-style-name="P4" svg:width="2.075cm" svg:height="0.629cm" svg:x="11.835cm" svg:y="0.158cm" draw:control="control4"/>
            <draw:control draw:text-style-name="P4" svg:width="2.075cm" svg:height="0.629cm" svg:x="16.881cm" svg:y="0.158cm" draw:control="control5"/>
            <draw:control draw:text-style-name="P4" svg:width="2.075cm" svg:height="0.629cm" svg:x="20.957cm" svg:y="0.158cm" draw:control="control6"/>
            <draw:control draw:style-name="gr3" draw:text-style-name="P5" svg:width="1.159cm" svg:height="0.893cm" svg:x="0.557cm" svg:y="0.026cm" draw:control="control7"/>
            <draw:control draw:style-name="gr3" draw:text-style-name="P5" svg:width="1.159cm" svg:height="0.893cm" svg:x="7.793cm" svg:y="0.026cm" draw:control="control8"/>
            <draw:control draw:style-name="gr3" draw:text-style-name="P5" svg:width="2.169cm" svg:height="0.893cm" svg:x="14.369cm" svg:y="0.026cm" draw:control="control9"/>
            <draw:control draw:style-name="gr3" draw:text-style-name="P5" svg:width="1.159cm" svg:height="0.72cm" svg:x="19.635cm" svg:y="0.112cm" draw:control="control10"/>
          </draw:g>
        </table:shapes>
        <table:table-column table:style-name="co4" table:default-cell-style-name="ce17"/>
        <table:table-column table:style-name="co2" table:default-cell-style-name="ce20"/>
        <table:table-column table:style-name="co5" table:default-cell-style-name="ce17"/>
        <table:table-column table:style-name="co3" table:number-columns-repeated="62" table:default-cell-style-name="ce20"/>
        <table:table-column table:style-name="co3" table:number-columns-repeated="959" table:default-cell-style-name="ce31"/>
        <table:table-row table:style-name="ro1">
          <table:table-cell table:style-name="ce16" table:number-columns-repeated="6"/>
          <table:table-cell table:style-name="ce30" table:number-columns-repeated="15"/>
          <table:table-cell table:style-name="ce16" table:number-columns-repeated="1003"/>
        </table:table-row>
        <table:table-row table:style-name="ro1">
          <table:table-cell table:style-name="ce16" table:number-columns-repeated="5"/>
          <table:table-cell table:style-name="ce30" table:number-columns-repeated="16"/>
          <table:table-cell table:style-name="ce16" table:number-columns-repeated="1003"/>
        </table:table-row>
        <table:table-row table:style-name="ro1" table:number-rows-repeated="2">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madatorisch</text:p>
          </table:table-cell>
          <table:table-cell table:style-name="ce18" table:number-columns-repeated="17"/>
          <table:table-cell table:style-name="ce28" table:number-columns-repeated="46"/>
          <table:table-cell table:number-columns-repeated="959"/>
        </table:table-row>
        <table:table-row table:style-name="ro1">
          <table:table-cell/>
          <table:table-cell table:style-name="ce17"/>
          <table:table-cell/>
          <table:table-cell table:style-name="ce17" table:number-columns-repeated="18"/>
          <table:table-cell table:number-columns-repeated="1003"/>
        </table:table-row>
        <table:table-row table:style-name="ro1">
          <table:table-cell/>
          <table:table-cell table:style-name="ce19" office:value-type="string" calcext:value-type="string">
            <text:p>Firma</text:p>
          </table:table-cell>
          <table:table-cell table:style-name="ce22" office:value-type="float" office:value="123" calcext:value-type="float">
            <text:p>123</text:p>
          </table:table-cell>
          <table:table-cell table:style-name="ce19"/>
          <table:table-cell table:style-name="ce19" office:value-type="string" calcext:value-type="string">
            <text:p>Prüfinstitut</text:p>
          </table:table-cell>
          <table:table-cell table:style-name="ce17" table:number-columns-repeated="16"/>
          <table:table-cell table:number-columns-repeated="1003"/>
        </table:table-row>
        <table:table-row table:style-name="ro1">
          <table:table-cell/>
          <table:table-cell table:style-name="ce19" office:value-type="string" calcext:value-type="string">
            <text:p>Prüfer</text:p>
          </table:table-cell>
          <table:table-cell table:style-name="ce22" office:value-type="float" office:value="12" calcext:value-type="float">
            <text:p>12</text:p>
          </table:table-cell>
          <table:table-cell table:style-name="ce19"/>
          <table:table-cell table:style-name="ce19" office:value-type="string" calcext:value-type="string">
            <text:p>Name des Prüfer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Nr.</text:p>
          </table:table-cell>
          <table:table-cell table:style-name="ce23" table:formula="of:=TODAY()" office:value-type="date" office:date-value="2021-08-30" calcext:value-type="date">
            <text:p>30.08.21</text:p>
          </table:table-cell>
          <table:table-cell table:style-name="ce19"/>
          <table:table-cell office:value-type="string" calcext:value-type="string">
            <text:p>Kennung des Berichtes</text:p>
          </table:table-cell>
          <table:table-cell table:style-name="ce17" table:number-columns-repeated="16"/>
          <table:table-cell table:number-columns-repeated="1003"/>
        </table:table-row>
        <table:table-row table:style-name="ro1">
          <table:table-cell/>
          <table:table-cell table:style-name="ce19" office:value-type="string" calcext:value-type="string">
            <text:p>Bericht-Subnr.</text:p>
          </table:table-cell>
          <table:table-cell table:style-name="ce26" office:value-type="float" office:value="131231321" calcext:value-type="float">
            <text:p>131231321</text:p>
          </table:table-cell>
          <table:table-cell table:style-name="ce19"/>
          <table:table-cell office:value-type="string" calcext:value-type="string">
            <text:p>Subkennung des Berichtes</text:p>
          </table:table-cell>
          <table:table-cell table:style-name="ce17" table:number-columns-repeated="16"/>
          <table:table-cell table:number-columns-repeated="1003"/>
        </table:table-row>
        <table:table-row table:style-name="ro1">
          <table:table-cell/>
          <table:table-cell table:style-name="ce17"/>
          <table:table-cell/>
          <table:table-cell table:style-name="ce17" table:number-columns-repeated="18"/>
          <table:table-cell table:number-columns-repeated="1003"/>
        </table:table-row>
        <table:table-row table:style-name="ro2">
          <table:table-cell table:style-name="ce18"/>
          <table:table-cell table:style-name="ce18" office:value-type="string" calcext:value-type="string">
            <text:p>Basisdaten optional</text:p>
          </table:table-cell>
          <table:table-cell table:style-name="ce18" table:number-columns-repeated="2"/>
          <table:table-cell table:style-name="ce28"/>
          <table:table-cell table:style-name="ce18" table:number-columns-repeated="16"/>
          <table:table-cell table:style-name="ce28" table:number-columns-repeated="44"/>
          <table:table-cell table:number-columns-repeated="959"/>
        </table:table-row>
        <table:table-row table:style-name="ro1">
          <table:table-cell/>
          <table:table-cell table:style-name="ce17"/>
          <table:table-cell/>
          <table:table-cell table:style-name="ce17" table:number-columns-repeated="16"/>
          <table:table-cell table:number-columns-repeated="1005"/>
        </table:table-row>
        <table:table-row table:style-name="ro1">
          <table:table-cell/>
          <table:table-cell table:style-name="ce17" office:value-type="string" calcext:value-type="string">
            <text:p>Prüfnorm</text:p>
          </table:table-cell>
          <table:table-cell table:style-name="ce22" office:value-type="string" calcext:value-type="string">
            <text:p>VDE 01234:2021</text:p>
          </table:table-cell>
          <table:table-cell table:style-name="ce19"/>
          <table:table-cell table:style-name="ce19" office:value-type="string" calcext:value-type="string">
            <text:p>Name der aktuellen Prüfnorm</text:p>
          </table:table-cell>
          <table:table-cell table:style-name="ce17" table:number-columns-repeated="14"/>
          <table:table-cell table:number-columns-repeated="1005"/>
        </table:table-row>
        <table:table-row table:style-name="ro1">
          <table:table-cell/>
          <table:table-cell table:style-name="ce17" office:value-type="string" calcext:value-type="string">
            <text:p>Arbeitsanweisung</text:p>
          </table:table-cell>
          <table:table-cell table:style-name="ce22" office:value-type="string" calcext:value-type="string">
            <text:p>AA 01234/08-21</text:p>
          </table:table-cell>
          <table:table-cell table:style-name="ce19"/>
          <table:table-cell table:style-name="ce19" office:value-type="string" calcext:value-type="string">
            <text:p>Name des Prüfers</text:p>
          </table:table-cell>
          <table:table-cell table:style-name="ce17" table:number-columns-repeated="14"/>
          <table:table-cell table:number-columns-repeated="1005"/>
        </table:table-row>
        <table:table-row table:style-name="ro1">
          <table:table-cell/>
          <table:table-cell table:style-name="ce17" office:value-type="string" calcext:value-type="string">
            <text:p>letzte Kalibrierung</text:p>
          </table:table-cell>
          <table:table-cell table:style-name="ce27" office:value-type="date" office:date-value="2021-08-21" calcext:value-type="date">
            <text:p>21.08.2021</text:p>
          </table:table-cell>
          <table:table-cell table:style-name="ce19"/>
          <table:table-cell office:value-type="string" calcext:value-type="string">
            <text:p>Datum der letzten Überprüfung/Kalibrierung</text:p>
          </table:table-cell>
          <table:table-cell table:style-name="ce17" table:number-columns-repeated="14"/>
          <table:table-cell table:number-columns-repeated="1005"/>
        </table:table-row>
        <table:table-row table:style-name="ro1" table:number-rows-repeated="2">
          <table:table-cell/>
          <table:table-cell table:style-name="ce17"/>
          <table:table-cell/>
          <table:table-cell table:style-name="ce17" table:number-columns-repeated="16"/>
          <table:table-cell table:number-columns-repeated="1005"/>
        </table:table-row>
        <table:table-row table:style-name="ro1" table:number-rows-repeated="1048557">
          <table:table-cell table:number-columns-repeated="1024"/>
        </table:table-row>
        <table:table-row table:style-name="ro1">
          <table:table-cell table:number-columns-repeated="1024"/>
        </table:table-row>
      </table:table>
      <table:table table:name="Bericht" table:style-name="ta1" table:print-ranges="Bericht.B6:Bericht.H33">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1" form:control-implementation="ooo:com.sun.star.form.component.CommandButton" xml:id="control11" form:id="control11"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AddMoreRowsButtonPressed?language=Basic&amp;location=document" xlink:type="simple"/>
              </office:event-listeners>
            </form:button>
            <form:button form:name="Schaltfläche 6" form:control-implementation="ooo:com.sun.star.form.component.CommandButton" xml:id="control12" form:id="control12"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8" form:control-implementation="ooo:com.sun.star.form.component.CommandButton" xml:id="control13" form:id="control13" form:label="Bericht erstellen" office:target-frame="" form:delay-for-repeat="PT0.050000000S" form:image-position="center">
              <form:properties>
                <form:property form:property-name="DefaultControl" office:value-type="string" office:string-value="com.sun.star.form.control.CommandButton"/>
              </form:properties>
            </form:button>
            <form:button form:name="Schaltfläche 9" form:control-implementation="ooo:com.sun.star.form.component.CommandButton" xml:id="control14" form:id="control14" form:label="Tabelle speichern" office:target-frame="" form:delay-for-repeat="PT0.050000000S" form:image-position="center">
              <form:properties>
                <form:property form:property-name="DefaultControl" office:value-type="string" office:string-value="com.sun.star.form.control.CommandButton"/>
              </form:properties>
            </form:button>
            <form:button form:name="Schaltfläche 10" form:control-implementation="ooo:com.sun.star.form.component.CommandButton" xml:id="control15" form:id="control15"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11" form:control-implementation="ooo:com.sun.star.form.component.CommandButton" xml:id="control16" form:id="control16"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2" form:control-implementation="ooo:com.sun.star.form.component.CommandButton" xml:id="control17" form:id="control17"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1" form:control-implementation="ooo:com.sun.star.form.component.FixedText" xml:id="control18" form:id="control18" form:label="ods"/>
            <form:fixed-text form:name="Beschriftungsfeld 2" form:control-implementation="ooo:com.sun.star.form.component.FixedText" xml:id="control19" form:id="control19" form:label="pdf"/>
            <form:fixed-text form:name="Beschriftungsfeld 3" form:control-implementation="ooo:com.sun.star.form.component.FixedText" xml:id="control20" form:id="control20" form:label="Template"/>
            <form:fixed-text form:name="Beschriftungsfeld 4" form:control-implementation="ooo:com.sun.star.form.component.FixedText" xml:id="control21" form:id="control21" form:label="Rev."/>
          </form:form>
        </office:forms>
        <table:shapes>
          <draw:g draw:z-index="1">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12"/>
            <draw:control draw:text-style-name="P4" svg:width="2.669cm" svg:height="0.629cm" svg:x="8.823cm" svg:y="0.158cm" draw:control="control13"/>
            <draw:control draw:text-style-name="P4" svg:width="3.14cm" svg:height="0.629cm" svg:x="1.572cm" svg:y="0.158cm" draw:control="control14"/>
            <draw:control draw:text-style-name="P4" svg:width="2.075cm" svg:height="0.629cm" svg:x="11.835cm" svg:y="0.158cm" draw:control="control15"/>
            <draw:control draw:text-style-name="P4" svg:width="2.075cm" svg:height="0.629cm" svg:x="16.881cm" svg:y="0.158cm" draw:control="control16"/>
            <draw:control draw:text-style-name="P4" svg:width="2.075cm" svg:height="0.629cm" svg:x="20.957cm" svg:y="0.158cm" draw:control="control17"/>
            <draw:control draw:style-name="gr3" draw:text-style-name="P5" svg:width="1.159cm" svg:height="0.893cm" svg:x="0.557cm" svg:y="0.026cm" draw:control="control18"/>
            <draw:control draw:style-name="gr3" draw:text-style-name="P5" svg:width="1.159cm" svg:height="0.893cm" svg:x="7.793cm" svg:y="0.026cm" draw:control="control19"/>
            <draw:control draw:style-name="gr3" draw:text-style-name="P5" svg:width="2.169cm" svg:height="0.893cm" svg:x="14.369cm" svg:y="0.026cm" draw:control="control20"/>
            <draw:control draw:style-name="gr3" draw:text-style-name="P5" svg:width="1.159cm" svg:height="0.72cm" svg:x="19.635cm" svg:y="0.112cm" draw:control="control21"/>
          </draw:g>
        </table:shapes>
        <table:table-column table:style-name="co3" table:number-columns-repeated="2" table:default-cell-style-name="ce34"/>
        <table:table-column table:style-name="co6" table:default-cell-style-name="ce34"/>
        <table:table-column table:style-name="co3" table:number-columns-repeated="61" table:default-cell-style-name="ce34"/>
        <table:table-column table:style-name="co3" table:number-columns-repeated="960" table:default-cell-style-name="ce119"/>
        <table:table-row table:style-name="ro1">
          <table:table-cell table:style-name="ce33" table:number-columns-repeated="6"/>
          <table:table-cell table:style-name="ce89" table:number-columns-repeated="15"/>
          <table:table-cell table:style-name="ce33" table:number-columns-repeated="1003"/>
        </table:table-row>
        <table:table-row table:style-name="ro1">
          <table:table-cell table:style-name="ce33" table:number-columns-repeated="5"/>
          <table:table-cell table:style-name="ce89" table:number-columns-repeated="16"/>
          <table:table-cell table:style-name="ce33" table:number-columns-repeated="1003"/>
        </table:table-row>
        <table:table-row table:style-name="ro1">
          <table:table-cell table:number-columns-repeated="2"/>
          <table:table-cell table:style-name="ce37" table:number-columns-spanned="2" table:number-rows-spanned="1"/>
          <table:covered-table-cell table:style-name="ce37"/>
          <table:table-cell table:style-name="ce37" table:number-columns-spanned="2" table:number-rows-spanned="1"/>
          <table:covered-table-cell table:style-name="ce37"/>
          <table:table-cell table:style-name="ce37"/>
          <table:table-cell table:number-columns-repeated="1017"/>
        </table:table-row>
        <table:table-row table:style-name="ro1">
          <table:table-cell table:number-columns-repeated="2"/>
          <table:table-cell table:style-name="ce37" table:number-columns-spanned="2" table:number-rows-spanned="1"/>
          <table:covered-table-cell table:style-name="ce37"/>
          <table:table-cell table:style-name="ce37" table:number-columns-spanned="2" table:number-rows-spanned="1"/>
          <table:covered-table-cell table:style-name="ce37"/>
          <table:table-cell table:style-name="ce37"/>
          <table:table-cell table:number-columns-repeated="1017"/>
        </table:table-row>
        <table:table-row table:style-name="ro1">
          <table:table-cell table:number-columns-repeated="2"/>
          <table:table-cell table:style-name="ce37" table:number-columns-spanned="2" table:number-rows-spanned="1"/>
          <table:covered-table-cell table:style-name="ce37"/>
          <table:table-cell table:style-name="ce37" table:number-columns-spanned="2" table:number-rows-spanned="1"/>
          <table:covered-table-cell table:style-name="ce37"/>
          <table:table-cell table:style-name="ce37"/>
          <table:table-cell table:number-columns-repeated="1017"/>
        </table:table-row>
        <table:table-row table:style-name="ro1">
          <table:table-cell/>
          <table:table-cell table:style-name="ce35"/>
          <table:table-cell table:style-name="ce40" table:number-columns-spanned="2" table:number-rows-spanned="1"/>
          <table:covered-table-cell table:style-name="ce40"/>
          <table:table-cell table:style-name="ce40" table:number-columns-spanned="2" table:number-rows-spanned="1"/>
          <table:covered-table-cell table:style-name="ce40"/>
          <table:table-cell table:style-name="ce40"/>
          <table:table-cell table:style-name="ce35"/>
          <table:table-cell table:number-columns-repeated="1016"/>
        </table:table-row>
        <table:table-row table:style-name="ro1" table:number-rows-repeated="2">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1" office:value-type="string" calcext:value-type="string">
            <text:p>Prüfung nach:</text:p>
          </table:table-cell>
          <table:table-cell table:style-name="ce56" table:formula="of:=[$Basisadaten.C14]" office:value-type="string" office:string-value="VDE 01234:2021" calcext:value-type="string">
            <text:p>VDE 01234:2021</text:p>
          </table:table-cell>
          <table:table-cell table:style-name="ce40" table:number-columns-repeated="3"/>
          <table:table-cell table:style-name="ce35"/>
          <table:table-cell/>
          <table:table-cell office:value-type="string" calcext:value-type="string">
            <text:p>Dieser Bereich ist nur zur internen Berechnung und sollte nicht sichtbar sein.</text:p>
          </table:table-cell>
          <table:table-cell table:number-columns-repeated="1014"/>
        </table:table-row>
        <table:table-row table:style-name="ro1">
          <table:table-cell/>
          <table:table-cell table:style-name="ce35"/>
          <table:table-cell table:style-name="ce41" office:value-type="string" calcext:value-type="string">
            <text:p>AA:</text:p>
          </table:table-cell>
          <table:table-cell table:style-name="ce56" table:formula="of:=[$Basisadaten.C15]" office:value-type="string" office:string-value="AA 01234/08-21" calcext:value-type="string">
            <text:p>AA 01234/08-21</text:p>
          </table:table-cell>
          <table:table-cell table:style-name="ce40" table:number-columns-repeated="3"/>
          <table:table-cell table:style-name="ce35"/>
          <table:table-cell table:number-columns-repeated="1016"/>
        </table:table-row>
        <table:table-row table:style-name="ro1">
          <table:table-cell/>
          <table:table-cell table:style-name="ce35"/>
          <table:table-cell table:style-name="ce40" office:value-type="string" calcext:value-type="string">
            <text:p>Prüfer:</text:p>
          </table:table-cell>
          <table:table-cell table:style-name="ce40" table:formula="of:=[$Basisadaten.C8]" office:value-type="float" office:value="12" calcext:value-type="float">
            <text:p>12</text:p>
          </table:table-cell>
          <table:table-cell table:style-name="ce40" table:number-columns-repeated="3"/>
          <table:table-cell table:style-name="ce35"/>
          <table:table-cell table:number-columns-repeated="1016"/>
        </table:table-row>
        <table:table-row table:style-name="ro1">
          <table:table-cell/>
          <table:table-cell table:style-name="ce35"/>
          <table:table-cell table:style-name="ce40" table:number-columns-repeated="2"/>
          <table:table-cell table:style-name="ce77"/>
          <table:table-cell table:style-name="ce40" table:number-columns-repeated="2"/>
          <table:table-cell table:style-name="ce35"/>
          <table:table-cell table:number-columns-repeated="1016"/>
        </table:table-row>
        <table:table-row table:style-name="ro1">
          <table:table-cell/>
          <table:table-cell table:style-name="ce35"/>
          <table:table-cell table:style-name="ce40" table:number-columns-repeated="2"/>
          <table:table-cell table:style-name="ce41"/>
          <table:table-cell table:style-name="ce40" table:number-columns-repeated="2"/>
          <table:table-cell table:style-name="ce35"/>
          <table:table-cell table:number-columns-repeated="1016"/>
        </table:table-row>
        <table:table-row table:style-name="ro1">
          <table:table-cell/>
          <table:table-cell table:style-name="ce35"/>
          <table:table-cell table:style-name="ce40" table:number-columns-repeated="5"/>
          <table:table-cell table:style-name="ce35"/>
          <table:table-cell table:number-columns-repeated="1016"/>
        </table:table-row>
        <table:table-row table:style-name="ro1">
          <table:table-cell/>
          <table:table-cell table:style-name="ce35"/>
          <table:table-cell table:style-name="ce42" office:value-type="string" calcext:value-type="string">
            <text:p>Quantity</text:p>
          </table:table-cell>
          <table:table-cell table:style-name="ce57" office:value-type="string" calcext:value-type="string" table:number-columns-spanned="2" table:number-rows-spanned="1">
            <text:p>DESCRIPTION</text:p>
          </table:table-cell>
          <table:covered-table-cell table:style-name="ce57"/>
          <table:table-cell table:style-name="ce90" office:value-type="string" calcext:value-type="string">
            <text:p>Unit Price</text:p>
          </table:table-cell>
          <table:table-cell table:style-name="ce103" office:value-type="string" calcext:value-type="string">
            <text:p>Total</text:p>
          </table:table-cell>
          <table:table-cell table:style-name="ce35"/>
          <table:table-cell table:number-columns-repeated="1016"/>
        </table:table-row>
        <table:table-row table:style-name="ro1">
          <table:table-cell/>
          <table:table-cell table:style-name="ce35"/>
          <table:table-cell table:style-name="ce45" office:value-type="float" office:value="1" calcext:value-type="float">
            <text:p>1</text:p>
          </table:table-cell>
          <table:table-cell table:style-name="ce60" table:number-columns-spanned="2" table:number-rows-spanned="1"/>
          <table:covered-table-cell table:style-name="ce80"/>
          <table:table-cell table:style-name="ce91" office:value-type="float" office:value="1" calcext:value-type="float">
            <text:p>$1,00</text:p>
          </table:table-cell>
          <table:table-cell table:style-name="ce104" table:formula="of:=[.F16]+10" office:value-type="float" office:value="11" calcext:value-type="float">
            <text:p>11</text:p>
          </table:table-cell>
          <table:table-cell table:style-name="ce110"/>
          <table:table-cell/>
          <table:table-cell table:style-name="ce115" table:formula="of:=[.F16]" office:value-type="float" office:value="1" calcext:value-type="float">
            <text:p>$1,00</text:p>
          </table:table-cell>
          <table:table-cell table:formula="of:=[.G16]+1" office:value-type="float" office:value="12" calcext:value-type="float">
            <text:p>12</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1" calcext:value-type="float">
            <text:p>$1,00</text:p>
          </table:table-cell>
          <table:table-cell table:style-name="ce104" table:formula="of:=[.F17]+10" office:value-type="float" office:value="11" calcext:value-type="float">
            <text:p>11</text:p>
          </table:table-cell>
          <table:table-cell table:style-name="ce110"/>
          <table:table-cell/>
          <table:table-cell table:style-name="ce115" table:formula="of:=[.F17]" office:value-type="float" office:value="1" calcext:value-type="float">
            <text:p>$1,00</text:p>
          </table:table-cell>
          <table:table-cell table:formula="of:=[.G17]+1" office:value-type="float" office:value="12" calcext:value-type="float">
            <text:p>12</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1" calcext:value-type="float">
            <text:p>$1,00</text:p>
          </table:table-cell>
          <table:table-cell table:style-name="ce104" table:formula="of:=[.F18]+10" office:value-type="float" office:value="11" calcext:value-type="float">
            <text:p>11</text:p>
          </table:table-cell>
          <table:table-cell table:style-name="ce110"/>
          <table:table-cell/>
          <table:table-cell table:style-name="ce115" table:formula="of:=[.F18]" office:value-type="float" office:value="1" calcext:value-type="float">
            <text:p>$1,00</text:p>
          </table:table-cell>
          <table:table-cell table:formula="of:=[.G18]+1" office:value-type="float" office:value="12" calcext:value-type="float">
            <text:p>12</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3" calcext:value-type="float">
            <text:p>$3,00</text:p>
          </table:table-cell>
          <table:table-cell table:style-name="ce104" table:formula="of:=[.F19]+10" office:value-type="float" office:value="13" calcext:value-type="float">
            <text:p>13</text:p>
          </table:table-cell>
          <table:table-cell table:style-name="ce110"/>
          <table:table-cell/>
          <table:table-cell table:style-name="ce115" table:formula="of:=[.F19]" office:value-type="float" office:value="3" calcext:value-type="float">
            <text:p>$3,00</text:p>
          </table:table-cell>
          <table:table-cell table:formula="of:=[.G19]+1" office:value-type="float" office:value="14" calcext:value-type="float">
            <text:p>14</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45"/>
          <table:table-cell table:style-name="ce61" table:number-columns-repeated="2"/>
          <table:table-cell table:style-name="ce91" office:value-type="float" office:value="3" calcext:value-type="float">
            <text:p>$3,00</text:p>
          </table:table-cell>
          <table:table-cell table:style-name="ce104" table:formula="of:=[.F20]+10" office:value-type="float" office:value="13" calcext:value-type="float">
            <text:p>13</text:p>
          </table:table-cell>
          <table:table-cell table:style-name="ce110"/>
          <table:table-cell/>
          <table:table-cell table:style-name="ce115" table:formula="of:=[.F20]" office:value-type="float" office:value="3" calcext:value-type="float">
            <text:p>$3,00</text:p>
          </table:table-cell>
          <table:table-cell table:formula="of:=[.G20]+1" office:value-type="float" office:value="14" calcext:value-type="float">
            <text:p>14</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46"/>
          <table:table-cell table:style-name="ce62" table:number-columns-spanned="2" table:number-rows-spanned="1"/>
          <table:covered-table-cell table:style-name="ce81"/>
          <table:table-cell table:style-name="ce46" office:value-type="float" office:value="1023" calcext:value-type="float">
            <text:p>1023</text:p>
          </table:table-cell>
          <table:table-cell table:style-name="ce104" table:formula="of:=[.F21]+10" office:value-type="float" office:value="1033" calcext:value-type="float">
            <text:p>1033</text:p>
          </table:table-cell>
          <table:table-cell table:style-name="ce35">
            <draw:control draw:z-index="0" draw:text-style-name="P4" svg:width="3.713cm" svg:height="0.687cm" svg:x="0.399cm" svg:y="0.062cm" draw:control="control11"/>
          </table:table-cell>
          <table:table-cell/>
          <table:table-cell table:style-name="ce115" table:formula="of:=[.F21]" office:value-type="float" office:value="1023" calcext:value-type="float">
            <text:p>$1.023,00</text:p>
          </table:table-cell>
          <table:table-cell table:formula="of:=[.G21]+1" office:value-type="float" office:value="1034" calcext:value-type="float">
            <text:p>1034</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50"/>
          <table:table-cell table:style-name="ce35" table:number-columns-repeated="2"/>
          <table:table-cell table:style-name="ce92" office:value-type="float" office:value="7" calcext:value-type="float">
            <text:p>7</text:p>
          </table:table-cell>
          <table:table-cell table:style-name="ce105" table:formula="of:=[.F21]*2" office:value-type="currency" office:currency="CAD" office:value="2046" calcext:value-type="currency">
            <text:p>$2.046,00</text:p>
          </table:table-cell>
          <table:table-cell table:style-name="ce35"/>
          <table:table-cell/>
          <table:table-cell table:style-name="ce115" table:formula="of:=[.F21]" office:value-type="float" office:value="1023" calcext:value-type="float">
            <text:p>$1.023,00</text:p>
          </table:table-cell>
          <table:table-cell table:formula="of:=[.G21]+1" office:value-type="float" office:value="1034" calcext:value-type="float">
            <text:p>1034</text:p>
          </table:table-cell>
          <table:table-cell table:formula="of:=AVERAGE([.$G$16:.$G$21])" office:value-type="float" office:value="182" calcext:value-type="float">
            <text:p>182</text:p>
          </table:table-cell>
          <table:table-cell table:number-columns-repeated="1012"/>
        </table:table-row>
        <table:table-row table:style-name="ro1">
          <table:table-cell/>
          <table:table-cell table:style-name="ce35"/>
          <table:table-cell table:style-name="ce50"/>
          <table:table-cell table:style-name="ce68"/>
          <table:table-cell table:style-name="ce83"/>
          <table:table-cell table:style-name="ce93" office:value-type="percentage" office:value="0.05" calcext:value-type="percentage">
            <text:p>5%</text:p>
          </table:table-cell>
          <table:table-cell table:style-name="ce105" table:formula="of:=[.G22]*[.F23]" office:value-type="currency" office:currency="CAD" office:value="102.3" calcext:value-type="currency">
            <text:p>$102,30</text:p>
          </table:table-cell>
          <table:table-cell table:style-name="ce35"/>
          <table:table-cell table:number-columns-repeated="1016"/>
        </table:table-row>
        <table:table-row table:style-name="ro1">
          <table:table-cell/>
          <table:table-cell table:style-name="ce35"/>
          <table:table-cell table:style-name="ce51"/>
          <table:table-cell table:style-name="ce72" table:number-columns-repeated="2"/>
          <table:table-cell table:style-name="ce95"/>
          <table:table-cell table:style-name="ce106"/>
          <table:table-cell table:style-name="ce35"/>
          <table:table-cell table:number-columns-repeated="1016"/>
        </table:table-row>
        <table:table-row table:style-name="ro1">
          <table:table-cell/>
          <table:table-cell table:style-name="ce35"/>
          <table:table-cell table:style-name="ce53" table:number-columns-spanned="2" table:number-rows-spanned="1"/>
          <table:covered-table-cell table:style-name="ce73"/>
          <table:table-cell table:style-name="ce73"/>
          <table:table-cell table:style-name="ce73" office:value-type="string" calcext:value-type="string">
            <text:p>Subtotal</text:p>
          </table:table-cell>
          <table:table-cell table:style-name="ce107" table:formula="of:=SUM([.G22:.G23])" office:value-type="float" office:value="2148.3" calcext:value-type="float">
            <text:p>$2.148,30</text:p>
          </table:table-cell>
          <table:table-cell table:style-name="ce35"/>
          <table:table-cell table:number-columns-repeated="1016"/>
        </table:table-row>
        <table:table-row table:style-name="ro1">
          <table:table-cell/>
          <table:table-cell table:style-name="ce35"/>
          <table:table-cell table:style-name="ce53" table:number-columns-spanned="2" table:number-rows-spanned="1"/>
          <table:covered-table-cell table:style-name="ce73"/>
          <table:table-cell table:style-name="ce88" office:value-type="string" calcext:value-type="string" table:number-columns-spanned="2" table:number-rows-spanned="1">
            <text:p>Previous Amount Received</text:p>
          </table:table-cell>
          <table:covered-table-cell table:style-name="ce73"/>
          <table:table-cell table:style-name="ce107"/>
          <table:table-cell table:style-name="ce35"/>
          <table:table-cell table:number-columns-repeated="1016"/>
        </table:table-row>
        <table:table-row table:style-name="ro1">
          <table:table-cell/>
          <table:table-cell table:style-name="ce35" table:number-columns-repeated="5"/>
          <table:table-cell table:style-name="ce108"/>
          <table:table-cell table:style-name="ce35"/>
          <table:table-cell table:number-columns-repeated="1016"/>
        </table:table-row>
        <table:table-row table:style-name="ro1">
          <table:table-cell/>
          <table:table-cell table:style-name="ce35"/>
          <table:table-cell table:style-name="ce53" table:number-columns-spanned="2" table:number-rows-spanned="1"/>
          <table:covered-table-cell table:style-name="ce73"/>
          <table:table-cell table:style-name="ce73" table:number-columns-repeated="2"/>
          <table:table-cell table:style-name="ce109" table:formula="of:=[.G25]-[.G26]" office:value-type="float" office:value="2148.3" calcext:value-type="float">
            <text:p>$2.148,30</text:p>
          </table:table-cell>
          <table:table-cell table:style-name="ce35"/>
          <table:table-cell table:number-columns-repeated="1016"/>
        </table:table-row>
        <table:table-row table:style-name="ro1">
          <table:table-cell/>
          <table:table-cell table:style-name="ce35"/>
          <table:table-cell table:style-name="ce40" table:number-columns-spanned="5" table:number-rows-spanned="1"/>
          <table:covered-table-cell table:number-columns-repeated="4" table:style-name="ce40"/>
          <table:table-cell table:style-name="ce35"/>
          <table:table-cell table:number-columns-repeated="1016"/>
        </table:table-row>
        <table:table-row table:style-name="ro1" table:number-rows-repeated="2">
          <table:table-cell/>
          <table:table-cell table:style-name="ce35" table:number-columns-repeated="7"/>
          <table:table-cell table:number-columns-repeated="1016"/>
        </table:table-row>
        <table:table-row table:style-name="ro1">
          <table:table-cell/>
          <table:table-cell table:style-name="ce35"/>
          <table:table-cell table:style-name="ce54" office:value-type="string" calcext:value-type="string">
            <text:p>Datum:</text:p>
          </table:table-cell>
          <table:table-cell table:style-name="ce77"/>
          <table:table-cell table:style-name="ce35" office:value-type="string" calcext:value-type="string">
            <text:p>Unterschrift:</text:p>
          </table:table-cell>
          <table:table-cell table:style-name="ce35" office:value-type="string" calcext:value-type="string">
            <text:p><text:span text:style-name="T3">                                   </text:span><text:span text:style-name="T4">   </text:span>                        </text:p>
          </table:table-cell>
          <table:table-cell table:style-name="ce35" table:number-columns-repeated="2"/>
          <table:table-cell table:number-columns-repeated="1016"/>
        </table:table-row>
        <table:table-row table:style-name="ro1">
          <table:table-cell/>
          <table:table-cell table:style-name="ce35" table:number-columns-repeated="7"/>
          <table:table-cell table:number-columns-repeated="1016"/>
        </table:table-row>
        <table:table-row table:style-name="ro1" table:number-rows-repeated="1048542">
          <table:table-cell table:number-columns-repeated="1024"/>
        </table:table-row>
        <table:table-row table:style-name="ro1">
          <table:table-cell table:number-columns-repeated="1024"/>
        </table:table-row>
        <calcext:conditional-formats>
          <calcext:conditional-format calcext:target-range-address="Bericht.C16:Bericht.G20 Bericht.G21:Bericht.G21">
            <calcext:condition calcext:apply-style-name="Even Rows" calcext:value="formula-is(ISEVEN(ROW()))" calcext:base-cell-address="Bericht.C16"/>
          </calcext:conditional-format>
          <calcext:conditional-format calcext:target-range-address="Bericht.E12:Bericht.E12 Bericht.D32:Bericht.D32">
            <calcext:condition calcext:apply-style-name="Unbenannt1" calcext:value="=0" calcext:base-cell-address="Bericht.D12"/>
            <calcext:condition calcext:apply-style-name="Unbenannt3" calcext:value="!=0" calcext:base-cell-address="Bericht.D12"/>
          </calcext:conditional-format>
        </calcext:conditional-formats>
      </table:table>
      <table:table table:name="Setup" table:style-name="ta1" table:print="false">
        <office:forms form:automatic-focus="false" form:apply-design-mode="false">
          <form:form form:name="TEST"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Schaltfläche 1" form:control-implementation="ooo:com.sun.star.form.component.CommandButton" xml:id="control22" form:id="control22" form:label="← Neue Zeile" form:printable="fals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AddMoreRowsButtonPressed?language=Basic&amp;location=document" xlink:type="simple"/>
              </office:event-listeners>
            </form:button>
            <form:button form:name="Schaltfläche 2" form:control-implementation="ooo:com.sun.star.form.component.CommandButton" xml:id="control23" form:id="control23"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3" form:control-implementation="ooo:com.sun.star.form.component.CommandButton" xml:id="control24" form:id="control24" form:label="Bericht erst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ExportToPDF?language=Basic&amp;location=document" xlink:type="simple"/>
              </office:event-listeners>
            </form:button>
            <form:button form:name="Schaltfläche 4" form:control-implementation="ooo:com.sun.star.form.component.CommandButton" xml:id="control25" form:id="control25" form:label="Tabelle speichern" office:target-frame="" form:delay-for-repeat="PT0.050000000S" form:image-position="center">
              <form:properties>
                <form:property form:property-name="DefaultControl" office:value-type="string" office:string-value="com.sun.star.form.control.CommandButton"/>
              </form:properties>
            </form:button>
            <form:button form:name="Schaltfläche 5" form:control-implementation="ooo:com.sun.star.form.component.CommandButton" xml:id="control26" form:id="control26"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7" form:control-implementation="ooo:com.sun.star.form.component.CommandButton" xml:id="control27" form:id="control27" form:label="TEST" office:target-frame="" xlink:href="../../../../../C:/Users/d-ru/Documents/DKE/PDFs/"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test1?language=Basic&amp;location=document" xlink:type="simple"/>
              </office:event-listeners>
            </form:button>
            <form:button form:name="Schaltfläche 13" form:control-implementation="ooo:com.sun.star.form.component.CommandButton" xml:id="control28" form:id="control28"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4" form:control-implementation="ooo:com.sun.star.form.component.CommandButton" xml:id="control29" form:id="control29"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5" form:control-implementation="ooo:com.sun.star.form.component.FixedText" xml:id="control30" form:id="control30" form:label="ods"/>
            <form:fixed-text form:name="Beschriftungsfeld 6" form:control-implementation="ooo:com.sun.star.form.component.FixedText" xml:id="control31" form:id="control31" form:label="pdf"/>
            <form:fixed-text form:name="Beschriftungsfeld 7" form:control-implementation="ooo:com.sun.star.form.component.FixedText" xml:id="control32" form:id="control32" form:label="Template"/>
            <form:fixed-text form:name="Beschriftungsfeld 8" form:control-implementation="ooo:com.sun.star.form.component.FixedText" xml:id="control33" form:id="control33" form:label="Rev."/>
            <form:button form:name="Schaltfläche 6" form:control-implementation="ooo:com.sun.star.form.component.CommandButton" xml:id="control34" form:id="control34" form:label="Tabell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ReportDir?language=Basic&amp;location=document" xlink:type="simple"/>
              </office:event-listeners>
            </form:button>
            <form:button form:name="Schaltfläche 8" form:control-implementation="ooo:com.sun.star.form.component.CommandButton" xml:id="control35" form:id="control35" form:label="Bericht erstellen" office:target-frame="" form:delay-for-repeat="PT0.050000000S" form:image-position="center">
              <form:properties>
                <form:property form:property-name="DefaultControl" office:value-type="string" office:string-value="com.sun.star.form.control.CommandButton"/>
              </form:properties>
            </form:button>
            <form:button form:name="Schaltfläche 9" form:control-implementation="ooo:com.sun.star.form.component.CommandButton" xml:id="control36" form:id="control36" form:label="Tabelle speichern" office:target-frame="" form:delay-for-repeat="PT0.050000000S" form:image-position="center">
              <form:properties>
                <form:property form:property-name="DefaultControl" office:value-type="string" office:string-value="com.sun.star.form.control.CommandButton"/>
              </form:properties>
            </form:button>
            <form:button form:name="Schaltfläche 10" form:control-implementation="ooo:com.sun.star.form.component.CommandButton" xml:id="control37" form:id="control37" form:label="Berichte"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PDFDir?language=Basic&amp;location=document" xlink:type="simple"/>
              </office:event-listeners>
            </form:button>
            <form:button form:name="Schaltfläche 11" form:control-implementation="ooo:com.sun.star.form.component.CommandButton" xml:id="control38" form:id="control38" form:label="Template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TemplateDir?language=Basic&amp;location=document" xlink:type="simple"/>
              </office:event-listeners>
            </form:button>
            <form:button form:name="Schaltfläche 12" form:control-implementation="ooo:com.sun.star.form.component.CommandButton" xml:id="control39" form:id="control39" form:label="Revisionen"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open_version?language=Basic&amp;location=document" xlink:type="simple"/>
              </office:event-listeners>
            </form:button>
            <form:fixed-text form:name="Beschriftungsfeld 1" form:control-implementation="ooo:com.sun.star.form.component.FixedText" xml:id="control40" form:id="control40" form:label="ods"/>
            <form:fixed-text form:name="Beschriftungsfeld 2" form:control-implementation="ooo:com.sun.star.form.component.FixedText" xml:id="control41" form:id="control41" form:label="pdf"/>
            <form:fixed-text form:name="Beschriftungsfeld 3" form:control-implementation="ooo:com.sun.star.form.component.FixedText" xml:id="control42" form:id="control42" form:label="Template"/>
            <form:fixed-text form:name="Beschriftungsfeld 4" form:control-implementation="ooo:com.sun.star.form.component.FixedText" xml:id="control43" form:id="control43" form:label="Rev."/>
          </form:form>
        </office:forms>
        <table:shapes>
          <draw:control draw:z-index="1" draw:text-style-name="P4" svg:width="2.075cm" svg:height="0.629cm" svg:x="7.865cm" svg:y="22.016cm" draw:control="control27"/>
          <draw:custom-shape draw:z-index="2" draw:style-name="gr2" draw:text-style-name="P3" svg:width="27.303cm" svg:height="0.944cm" svg:x="7.864cm" svg:y="19.955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z-index="3" draw:text-style-name="P4" svg:width="2.075cm" svg:height="0.629cm" svg:x="12.805cm" svg:y="20.113cm" draw:control="control23"/>
          <draw:control draw:z-index="4" draw:text-style-name="P4" svg:width="2.669cm" svg:height="0.629cm" svg:x="16.687cm" svg:y="20.113cm" draw:control="control24"/>
          <draw:control draw:z-index="5" draw:text-style-name="P4" svg:width="3.14cm" svg:height="0.629cm" svg:x="9.436cm" svg:y="20.113cm" draw:control="control25"/>
          <draw:control draw:z-index="6" draw:text-style-name="P4" svg:width="2.075cm" svg:height="0.629cm" svg:x="19.699cm" svg:y="20.113cm" draw:control="control26"/>
          <draw:control draw:z-index="7" draw:text-style-name="P4" svg:width="2.075cm" svg:height="0.629cm" svg:x="24.745cm" svg:y="20.113cm" draw:control="control28"/>
          <draw:control draw:z-index="8" draw:text-style-name="P4" svg:width="2.075cm" svg:height="0.629cm" svg:x="28.821cm" svg:y="20.113cm" draw:control="control29"/>
          <draw:control draw:z-index="9" draw:style-name="gr3" draw:text-style-name="P5" svg:width="1.159cm" svg:height="0.893cm" svg:x="8.421cm" svg:y="19.981cm" draw:control="control30"/>
          <draw:control draw:z-index="10" draw:style-name="gr3" draw:text-style-name="P5" svg:width="1.159cm" svg:height="0.893cm" svg:x="15.657cm" svg:y="19.981cm" draw:control="control31"/>
          <draw:control draw:z-index="11" draw:style-name="gr3" draw:text-style-name="P5" svg:width="2.169cm" svg:height="0.893cm" svg:x="22.233cm" svg:y="19.981cm" draw:control="control32"/>
          <draw:control draw:z-index="12" draw:style-name="gr3" draw:text-style-name="P5" svg:width="1.159cm" svg:height="0.72cm" svg:x="27.499cm" svg:y="20.067cm" draw:control="control33"/>
          <draw:g draw:z-index="13">
            <draw:custom-shape draw:style-name="gr2" draw:text-style-name="P3" svg:width="27.303cm" svg:height="0.944cm" svg:x="0cm" svg:y="0cm">
              <text:p text:style-name="P2"><text:s text:c="2"/><text:span text:style-name="T2"><text:s text:c="8"/></text:span><text:s text:c="6"/></text:p>
              <draw:enhanced-geometry svg:viewBox="0 0 21600 21600" draw:mirror-horizontal="false" draw:mirror-vertical="false" draw:type="rectangle" draw:enhanced-path="M 0 0 L 21600 0 21600 21600 0 21600 0 0 Z N"/>
            </draw:custom-shape>
            <draw:control draw:text-style-name="P4" svg:width="2.075cm" svg:height="0.629cm" svg:x="4.941cm" svg:y="0.158cm" draw:control="control34"/>
            <draw:control draw:text-style-name="P4" svg:width="2.669cm" svg:height="0.629cm" svg:x="8.823cm" svg:y="0.158cm" draw:control="control35"/>
            <draw:control draw:text-style-name="P4" svg:width="3.14cm" svg:height="0.629cm" svg:x="1.572cm" svg:y="0.158cm" draw:control="control36"/>
            <draw:control draw:text-style-name="P4" svg:width="2.075cm" svg:height="0.629cm" svg:x="11.835cm" svg:y="0.158cm" draw:control="control37"/>
            <draw:control draw:text-style-name="P4" svg:width="2.075cm" svg:height="0.629cm" svg:x="16.881cm" svg:y="0.158cm" draw:control="control38"/>
            <draw:control draw:text-style-name="P4" svg:width="2.075cm" svg:height="0.629cm" svg:x="20.957cm" svg:y="0.158cm" draw:control="control39"/>
            <draw:control draw:style-name="gr3" draw:text-style-name="P5" svg:width="1.159cm" svg:height="0.893cm" svg:x="0.557cm" svg:y="0.026cm" draw:control="control40"/>
            <draw:control draw:style-name="gr3" draw:text-style-name="P5" svg:width="1.159cm" svg:height="0.893cm" svg:x="7.793cm" svg:y="0.026cm" draw:control="control41"/>
            <draw:control draw:style-name="gr3" draw:text-style-name="P5" svg:width="2.169cm" svg:height="0.893cm" svg:x="14.369cm" svg:y="0.026cm" draw:control="control42"/>
            <draw:control draw:style-name="gr3" draw:text-style-name="P5" svg:width="1.159cm" svg:height="0.72cm" svg:x="19.635cm" svg:y="0.112cm" draw:control="control43"/>
          </draw:g>
        </table:shapes>
        <table:table-column table:style-name="co7" table:default-cell-style-name="ce20"/>
        <table:table-column table:style-name="co2" table:default-cell-style-name="ce20"/>
        <table:table-column table:style-name="co8" table:default-cell-style-name="ce20"/>
        <table:table-column table:style-name="co3" table:number-columns-repeated="62" table:default-cell-style-name="ce20"/>
        <table:table-column table:style-name="co3" table:number-columns-repeated="959" table:default-cell-style-name="ce31"/>
        <table:table-row table:style-name="ro1" table:number-rows-repeated="2">
          <table:table-cell table:style-name="ce16" table:number-columns-repeated="65"/>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7" office:value-type="string" calcext:value-type="string">
            <text:p>Dieses Tabellenblatt ist nur zur internen Verwendung und sollte nicht sichtbar sein.</text:p>
          </table:table-cell>
          <table:table-cell table:style-name="ce17" table:number-columns-repeated="19"/>
          <table:table-cell table:number-columns-repeated="1003"/>
        </table:table-row>
        <table:table-row table:style-name="ro1" table:number-rows-repeated="2">
          <table:table-cell table:style-name="ce17" table:number-columns-repeated="21"/>
          <table:table-cell table:number-columns-repeated="1003"/>
        </table:table-row>
        <table:table-row table:style-name="ro2">
          <table:table-cell table:style-name="ce18"/>
          <table:table-cell table:style-name="ce18" office:value-type="string" calcext:value-type="string">
            <text:p>Einstellungen / nicht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Rev. Sheet</text:p>
          </table:table-cell>
          <table:table-cell table:style-name="ce120" office:value-type="string" calcext:value-type="string">
            <text:p>0.1</text:p>
          </table:table-cell>
          <table:table-cell table:style-name="ce120" office:value-type="string" calcext:value-type="string">
            <text:p>Revisionsstand der Tabelle</text:p>
          </table:table-cell>
          <table:table-cell table:style-name="ce19"/>
          <table:table-cell table:style-name="ce17" table:number-columns-repeated="16"/>
          <table:table-cell table:number-columns-repeated="1003"/>
        </table:table-row>
        <table:table-row table:style-name="ro1">
          <table:table-cell table:style-name="ce17"/>
          <table:table-cell table:style-name="ce19" office:value-type="string" calcext:value-type="string">
            <text:p>Rev. Macros</text:p>
          </table:table-cell>
          <table:table-cell table:style-name="ce120" office:value-type="string" calcext:value-type="string">
            <text:p>0.1</text:p>
          </table:table-cell>
          <table:table-cell table:style-name="ce120" office:value-type="string" calcext:value-type="string">
            <text:p>Revisionsstand der Macros</text:p>
          </table:table-cell>
          <table:table-cell table:style-name="ce19"/>
          <table:table-cell table:style-name="ce17" table:number-columns-repeated="16"/>
          <table:table-cell table:number-columns-repeated="1003"/>
        </table:table-row>
        <table:table-row table:style-name="ro1">
          <table:table-cell table:style-name="ce17"/>
          <table:table-cell table:style-name="ce19"/>
          <table:table-cell table:style-name="ce120"/>
          <table:table-cell table:style-name="ce19" table:number-columns-repeated="2"/>
          <table:table-cell table:style-name="ce17" table:number-columns-repeated="16"/>
          <table:table-cell table:number-columns-repeated="1003"/>
        </table:table-row>
        <table:table-row table:style-name="ro2">
          <table:table-cell table:style-name="ce18"/>
          <table:table-cell table:style-name="ce18" office:value-type="string" calcext:value-type="string">
            <text:p>Einstellungen / veränderbar</text:p>
          </table:table-cell>
          <table:table-cell table:style-name="ce18" table:number-columns-repeated="17"/>
          <table:table-cell table:style-name="ce28" table:number-columns-repeated="46"/>
          <table:table-cell table:number-columns-repeated="959"/>
        </table:table-row>
        <table:table-row table:style-name="ro1">
          <table:table-cell table:style-name="ce17" table:number-columns-repeated="21"/>
          <table:table-cell table:number-columns-repeated="1003"/>
        </table:table-row>
        <table:table-row table:style-name="ro1">
          <table:table-cell table:style-name="ce17"/>
          <table:table-cell table:style-name="ce19" office:value-type="string" calcext:value-type="string">
            <text:p>Home-Dir</text:p>
          </table:table-cell>
          <table:table-cell table:style-name="ce22" office:value-type="string" calcext:value-type="string">
            <text:p>$(home)/DKE/</text:p>
          </table:table-cell>
          <table:table-cell table:style-name="ce19"/>
          <table:table-cell table:style-name="ce19" office:value-type="string" calcext:value-type="string">
            <text:p>Home-Directory für die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Report-Dir</text:p>
          </table:table-cell>
          <table:table-cell table:style-name="ce22" office:value-type="string" calcext:value-type="string">
            <text:p>$(home)/DKE/reports/</text:p>
          </table:table-cell>
          <table:table-cell table:style-name="ce19"/>
          <table:table-cell table:style-name="ce19" office:value-type="string" calcext:value-type="string">
            <text:p>Name des Directories für (calc)-Berich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df-Dir</text:p>
          </table:table-cell>
          <table:table-cell table:style-name="ce22" office:value-type="string" calcext:value-type="string">
            <text:p>$(home)/DKE/PDFs/</text:p>
          </table:table-cell>
          <table:table-cell table:style-name="ce19"/>
          <table:table-cell table:style-name="ce19" office:value-type="string" calcext:value-type="string">
            <text:p>Name des Directories für finalisierte pdf-Dokumente</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Template-Dir</text:p>
          </table:table-cell>
          <table:table-cell table:style-name="ce22" office:value-type="string" calcext:value-type="string">
            <text:p>$(home)/DKE/templates/</text:p>
          </table:table-cell>
          <table:table-cell table:style-name="ce19"/>
          <table:table-cell table:style-name="ce19" office:value-type="string" calcext:value-type="string">
            <text:p>Name für des Directories für Template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Prüflabor</text:p>
          </table:table-cell>
          <table:table-cell table:style-name="ce22" office:value-type="string" calcext:value-type="string">
            <text:p>ACME GmbH</text:p>
          </table:table-cell>
          <table:table-cell table:style-name="ce19"/>
          <table:table-cell table:style-name="ce19" office:value-type="string" calcext:value-type="string">
            <text:p>Name der Firma oder des Prüflabors</text:p>
          </table:table-cell>
          <table:table-cell table:style-name="ce17" table:number-columns-repeated="16"/>
          <table:table-cell table:number-columns-repeated="1003"/>
        </table:table-row>
        <table:table-row table:style-name="ro1">
          <table:table-cell table:style-name="ce17"/>
          <table:table-cell table:style-name="ce19" office:value-type="string" calcext:value-type="string">
            <text:p>Abteilung</text:p>
          </table:table-cell>
          <table:table-cell table:style-name="ce121" office:value-type="string" calcext:value-type="string">
            <text:p>Stone Louse Research </text:p>
          </table:table-cell>
          <table:table-cell table:style-name="ce19"/>
          <table:table-cell office:value-type="string" calcext:value-type="string">
            <text:p>optional Abteilung</text:p>
          </table:table-cell>
          <table:table-cell table:style-name="ce17" table:number-columns-repeated="16"/>
          <table:table-cell table:number-columns-repeated="1003"/>
        </table:table-row>
        <table:table-row table:style-name="ro1" table:number-rows-repeated="2">
          <table:table-cell table:style-name="ce17" table:number-columns-repeated="19"/>
          <table:table-cell table:number-columns-repeated="1005"/>
        </table:table-row>
        <table:table-row table:style-name="ro1" table:number-rows-repeated="4">
          <table:table-cell table:number-columns-repeated="1024"/>
        </table:table-row>
        <table:table-row table:style-name="ro2">
          <table:table-cell table:style-name="ce18"/>
          <table:table-cell table:style-name="ce18" office:value-type="string" calcext:value-type="string">
            <text:p>Graphische Elemente zur Entwicklung</text:p>
          </table:table-cell>
          <table:table-cell table:style-name="ce18" table:number-columns-repeated="17"/>
          <table:table-cell table:style-name="ce28" table:number-columns-repeated="46"/>
          <table:table-cell table:number-columns-repeated="959"/>
        </table:table-row>
        <table:table-row table:style-name="ro1" table:number-rows-repeated="3">
          <table:table-cell table:number-columns-repeated="1024"/>
        </table:table-row>
        <table:table-row table:style-name="ro1">
          <table:table-cell table:number-columns-repeated="2"/>
          <table:table-cell>
            <draw:control draw:z-index="0" draw:text-style-name="P4" svg:width="3.713cm" svg:height="0.944cm" svg:x="1.927cm" svg:y="0.512cm" draw:control="control22"/>
          </table:table-cell>
          <table:table-cell table:number-columns-repeated="1021"/>
        </table:table-row>
        <table:table-row table:style-name="ro1">
          <table:table-cell/>
          <table:table-cell office:value-type="string" calcext:value-type="string">
            <text:p>Insert Rows</text:p>
          </table:table-cell>
          <table:table-cell table:number-columns-repeated="1022"/>
        </table:table-row>
        <table:table-row table:style-name="ro1" table:number-rows-repeated="2">
          <table:table-cell table:number-columns-repeated="1024"/>
        </table:table-row>
        <table:table-row table:style-name="ro1">
          <table:table-cell/>
          <table:table-cell office:value-type="string" calcext:value-type="string">
            <text:p>Menubar</text:p>
          </table:table-cell>
          <table:table-cell table:number-columns-repeated="1022"/>
        </table:table-row>
        <table:table-row table:style-name="ro1" table:number-rows-repeated="3">
          <table:table-cell table:number-columns-repeated="1024"/>
        </table:table-row>
        <table:table-row table:style-name="ro1">
          <table:table-cell/>
          <table:table-cell office:value-type="string" calcext:value-type="string">
            <text:p>Test-Button</text:p>
          </table:table-cell>
          <table:table-cell table:number-columns-repeated="1022"/>
        </table:table-row>
        <table:table-row table:style-name="ro1" table:number-rows-repeated="1048537">
          <table:table-cell table:number-columns-repeated="1024"/>
        </table:table-row>
        <table:table-row table:style-name="ro1">
          <table:table-cell table:number-columns-repeated="1024"/>
        </table:table-row>
      </table:table>
      <table:named-expressions>
        <table:named-range table:name="global_department" table:base-cell-address="$Setup.$C$18" table:cell-range-address="$Setup.$C$19"/>
        <table:named-range table:name="global_homedir" table:base-cell-address="$Setup.$C$14" table:cell-range-address="$Setup.$C$14"/>
        <table:named-range table:name="global_laboratory" table:base-cell-address="$Setup.$C$17" table:cell-range-address="$Setup.$C$18"/>
        <table:named-range table:name="global_pdfdir" table:base-cell-address="$Setup.$C$16" table:cell-range-address="$Setup.$C$16"/>
        <table:named-range table:name="global_reportdir" table:base-cell-address="$Setup.$C$15" table:cell-range-address="$Setup.$C$15"/>
        <table:named-range table:name="global_reportnr" table:base-cell-address="$Basisadaten.$C$9" table:cell-range-address="$Basisadaten.$C$9"/>
        <table:named-range table:name="global_reportsubnr" table:base-cell-address="$Basisadaten.$C$10" table:cell-range-address="$Basisadaten.$C$10"/>
        <table:named-range table:name="global_revmacro" table:base-cell-address="$Setup.$C$10" table:cell-range-address="$Setup.$C$10"/>
        <table:named-range table:name="global_revsheet" table:base-cell-address="$Setup.$C$9" table:cell-range-address="$Setup.$C$9"/>
        <table:named-range table:name="global_standard" table:base-cell-address="$Basisadaten.$C$13" table:cell-range-address="$Basisadaten.$C$14"/>
        <table:named-range table:name="global_templatedir" table:base-cell-address="$Setup.$C$17" table:cell-range-address="$Setup.$C$17"/>
        <table:named-range table:name="Report_End" table:base-cell-address="$Bericht.$H$33" table:cell-range-address="$Bericht.$H$33"/>
        <table:named-range table:name="Report_Start" table:base-cell-address="$Bericht.$B$6" table:cell-range-address="$Bericht.$B$6"/>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1" svg:font-family="Calibri"/>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Arial" fo:language="de" fo:country="DE" style:font-name-asian="Microsoft YaHei" style:language-asian="zh" style:country-asian="CN" style:font-name-complex="Arial1"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text-style style:name="N100">
      <number:text-content/>
    </number:text-style>
    <number:number-style style:name="N108P0" style:volatile="true">
      <number:number number:decimal-places="0" number:min-decimal-places="0" number:min-integer-digits="1" number:grouping="true"/>
      <number:text> €</number:text>
    </number:number-style>
    <number:number-style style:name="N108">
      <number:text>-</number:text>
      <number:number number:decimal-places="0" number:min-decimal-places="0" number:min-integer-digits="1" number:grouping="true"/>
      <number:text> €</number:text>
      <style:map style:condition="value()&gt;=0" style:apply-style-name="N108P0"/>
    </number:number-style>
    <number:number-style style:name="N109P0" style:volatile="true">
      <number:number number:decimal-places="0" number:min-decimal-places="0" number:min-integer-digits="1" number:grouping="true"/>
      <number:text> €</number:text>
    </number:number-style>
    <number:number-style style:name="N109">
      <style:text-properties fo:color="#ff0000"/>
      <number:text>-</number:text>
      <number:number number:decimal-places="0" number:min-decimal-places="0" number:min-integer-digits="1" number:grouping="true"/>
      <number:text> €</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 €</number:text>
      <style:map style:condition="value()&gt;=0" style:apply-style-name="N111P0"/>
    </number:number-style>
    <number:number-style style:name="N112P0" style:volatile="true">
      <number:number number:decimal-places="2" number:min-decimal-places="2" number:min-integer-digits="1" number:grouping="true"/>
      <number:text> €</number:text>
    </number:number-style>
    <number:number-style style:name="N112">
      <style:text-properties fo:color="#ff0000"/>
      <number:text>-</number:text>
      <number:number number:decimal-places="2" number:min-decimal-places="2" number:min-integer-digits="1" number:grouping="true"/>
      <number:text> €</number:text>
      <style:map style:condition="value()&gt;=0" style:apply-style-name="N112P0"/>
    </number:number-style>
    <number:number-style style:name="N116P0" style:volatile="true">
      <number:text> </number:text>
      <number:fill-character> </number:fill-character>
      <number:number number:decimal-places="0" number:min-decimal-places="0" number:min-integer-digits="1" number:grouping="true"/>
      <number:text> </number:text>
    </number:number-style>
    <number:number-style style:name="N116P1" style:volatile="true">
      <number:text>-</number:text>
      <number:fill-character> </number:fill-character>
      <number:number number:decimal-places="0" number:min-decimal-places="0" number:min-integer-digits="1" number:grouping="true"/>
      <number:text> </number:text>
    </number:number-style>
    <number:number-style style:name="N116P2" style:volatile="true">
      <number:text> </number:text>
      <number:fill-character> </number: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number:text> </number:text>
      <number:fill-character> </number:fill-character>
      <number:number number:decimal-places="0" number:min-decimal-places="0" number:min-integer-digits="1" number:grouping="true"/>
      <number:text> € </number:text>
    </number:number-style>
    <number:number-style style:name="N120P1" style:volatile="true">
      <number:text>-</number:text>
      <number:fill-character> </number:fill-character>
      <number:number number:decimal-places="0" number:min-decimal-places="0" number:min-integer-digits="1" number:grouping="true"/>
      <number:text> € </number:text>
    </number:number-style>
    <number:number-style style:name="N120P2" style:volatile="true">
      <number:text> </number:text>
      <number:fill-character> </number: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fill-character> </number:fill-character>
      <number:number number:decimal-places="2" number:min-decimal-places="2" number:min-integer-digits="1" number:grouping="true"/>
      <number:text> € </number:text>
    </number:number-style>
    <number:number-style style:name="N128P1" style:volatile="true">
      <number:text>-</number:text>
      <number:fill-character> </number:fill-character>
      <number:number number:decimal-places="2" number:min-decimal-places="2" number:min-integer-digits="1" number:grouping="true"/>
      <number:text> € </number:text>
    </number:number-style>
    <number:number-style style:name="N128P2" style:volatile="true">
      <number:text> </number:text>
      <number:fill-character> </number:fill-character>
      <number:text>-</number:text>
      <number:number number:decimal-places="0" number: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34P0" style:volatile="true">
      <number:currency-symbol number:language="en" number:country="CA">$</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CA">$</number:currency-symbol>
      <number:number number:decimal-places="2" number:min-decimal-places="2" number:min-integer-digits="1" number:grouping="true"/>
      <style:map style:condition="value()&gt;=0" style:apply-style-name="N134P0"/>
    </number:currency-style>
    <number:number-style style:name="N136P0" style:volatile="true">
      <number:text>$</number:text>
      <number:number number:decimal-places="0" number:min-decimal-places="0" number:min-integer-digits="1" number:grouping="true"/>
      <number:text> </number:text>
    </number:number-style>
    <number:number-style style:name="N136">
      <number:text>($</number:text>
      <number:number number:decimal-places="0" number:min-decimal-places="0" number:min-integer-digits="1" number:grouping="true"/>
      <number:text>)</number:text>
      <style:map style:condition="value()&gt;=0" style:apply-style-name="N136P0"/>
    </number:number-style>
    <number:number-style style:name="N137P0" style:volatile="true">
      <number:text>$</number:text>
      <number:number number:decimal-places="0" number:min-decimal-places="0" number:min-integer-digits="1" number:grouping="true"/>
      <number:text> </number:text>
    </number:number-style>
    <number:number-style style:name="N137">
      <style:text-properties fo:color="#ff0000"/>
      <number:text>($</number:text>
      <number:number number:decimal-places="0" number:min-decimal-places="0" number:min-integer-digits="1" number:grouping="true"/>
      <number:text>)</number:text>
      <style:map style:condition="value()&gt;=0" style:apply-style-name="N137P0"/>
    </number:number-style>
    <number:number-style style:name="N139P0" style:volatile="true">
      <number:text>$</number:text>
      <number:number number:decimal-places="2" number:min-decimal-places="2" number:min-integer-digits="1" number:grouping="true"/>
      <number:text> </number:text>
    </number:number-style>
    <number:number-style style:name="N139">
      <number:text>($</number:text>
      <number:number number:decimal-places="2" number:min-decimal-places="2" number:min-integer-digits="1" number:grouping="true"/>
      <number:text>)</number:text>
      <style:map style:condition="value()&gt;=0" style:apply-style-name="N139P0"/>
    </number:number-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number-style style:name="N141P0" style:volatile="true">
      <number:number number:decimal-places="0" number:min-decimal-places="0" number:min-integer-digits="1" number:grouping="true"/>
    </number:number-style>
    <number:number-style style:name="N141">
      <number:text>-</number:text>
      <number:number number:decimal-places="0" number:min-decimal-places="0" number:min-integer-digits="1" number:grouping="true"/>
      <style:map style:condition="value()&gt;=0" style:apply-style-name="N141P0"/>
    </number:number-style>
    <number:number-style style:name="N142P0" style:volatile="true">
      <number:number number:decimal-places="0" number:min-decimal-places="0" number:min-integer-digits="1" number:grouping="true"/>
    </number:number-style>
    <number:number-style style:name="N142">
      <style:text-properties fo:color="#ff0000"/>
      <number:text>-</number:text>
      <number:number number:decimal-places="0" number:min-decimal-places="0" number:min-integer-digits="1" number:grouping="true"/>
      <style:map style:condition="value()&gt;=0" style:apply-style-name="N142P0"/>
    </number:number-style>
    <number:number-style style:name="N143P0" style:volatile="true">
      <number:number number:decimal-places="2" number:min-decimal-places="2" number:min-integer-digits="1" number:grouping="true"/>
    </number:number-style>
    <number:number-style style:name="N143">
      <number:text>-</number:text>
      <number:number number:decimal-places="2" number:min-decimal-places="2" number:min-integer-digits="1" number:grouping="true"/>
      <style:map style:condition="value()&gt;=0" style:apply-style-name="N143P0"/>
    </number:number-style>
    <number:number-style style:name="N144P0" style:volatile="true">
      <number:number number:decimal-places="2" number:min-decimal-places="2" number:min-integer-digits="1" number:grouping="true"/>
    </number:number-style>
    <number:number-style style:name="N144">
      <style:text-properties fo:color="#ff0000"/>
      <number:text>-</number:text>
      <number:number number:decimal-places="2" number:min-decimal-places="2" number:min-integer-digits="1" number:grouping="true"/>
      <style:map style:condition="value()&gt;=0" style:apply-style-name="N144P0"/>
    </number:number-style>
    <number:number-style style:name="N148P0" style:volatile="true">
      <number:fill-character> </number:fill-character>
      <number:number number:decimal-places="0" number:min-decimal-places="0" number:min-integer-digits="1" number:grouping="true"/>
      <number:text> </number:text>
    </number:number-style>
    <number:number-style style:name="N148P1" style:volatile="true">
      <number:fill-character> </number:fill-character>
      <number:text>(</number:text>
      <number:number number:decimal-places="0" number:min-decimal-places="0" number:min-integer-digits="1" number:grouping="true"/>
      <number:text>)</number:text>
    </number:number-style>
    <number:number-style style:name="N148P2" style:volatile="true">
      <number:fill-character> </number:fill-character>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fill-character> </number:fill-character>
      <number:number number:decimal-places="2" number:min-decimal-places="2" number:min-integer-digits="1" number:grouping="true"/>
      <number:text> </number:text>
    </number:number-style>
    <number:number-style style:name="N152P1" style:volatile="true">
      <number:fill-character> </number:fill-character>
      <number:text>(</number:text>
      <number:number number:decimal-places="2" number:min-decimal-places="2" number:min-integer-digits="1" number:grouping="true"/>
      <number:text>)</number:text>
    </number:number-style>
    <number:number-style style:name="N152P2" style:volatile="true">
      <number:fill-character> </number:fill-character>
      <number:text>-</number:text>
      <number:number number:decimal-places="0" number: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
      <number:scientific-number number:decimal-places="1" number:min-decimal-places="1" number:min-integer-digits="3" number:min-exponent-digits="1" number:exponent-interval="3" number:forced-exponent-sign="true"/>
    </number:number-style>
    <number:number-style style:name="N155P0" style:volatile="true">
      <number:text>$</number:text>
      <number:number number:decimal-places="0" number:min-decimal-places="0" number:min-integer-digits="1" number:grouping="true"/>
    </number:number-style>
    <number:number-style style:name="N155">
      <number:text>-$</number:text>
      <number:number number:decimal-places="0" number:min-decimal-places="0" number:min-integer-digits="1" number:grouping="true"/>
      <style:map style:condition="value()&gt;=0" style:apply-style-name="N155P0"/>
    </number:number-style>
    <number:number-style style:name="N156P0" style:volatile="true">
      <number:text>$</number:text>
      <number:number number:decimal-places="0" number:min-decimal-places="0" number:min-integer-digits="1" number:grouping="true"/>
    </number:number-style>
    <number:number-style style:name="N156">
      <style:text-properties fo:color="#ff0000"/>
      <number:text>-$</number:text>
      <number:number number:decimal-places="0" number:min-decimal-places="0" number:min-integer-digits="1" number:grouping="true"/>
      <style:map style:condition="value()&gt;=0" style:apply-style-name="N156P0"/>
    </number:number-style>
    <number:number-style style:name="N157">
      <number:text>$</number:text>
      <number:number number:decimal-places="2" number:min-decimal-places="2" number:min-integer-digits="1" number:grouping="true"/>
    </number:number-style>
    <number:number-style style:name="N158P0" style:volatile="true">
      <number:text>$</number:text>
      <number:number number:decimal-places="2" number:min-decimal-places="2" number:min-integer-digits="1" number:grouping="true"/>
    </number:number-style>
    <number:number-style style:name="N158">
      <number:text>-$</number:text>
      <number:number number:decimal-places="2" number:min-decimal-places="2" number:min-integer-digits="1" number:grouping="true"/>
      <style:map style:condition="value()&gt;=0" style:apply-style-name="N158P0"/>
    </number:number-style>
    <number:number-style style:name="N159P0" style:volatile="true">
      <number:text>$</number:text>
      <number:number number:decimal-places="2" number:min-decimal-places="2" number:min-integer-digits="1" number:grouping="true"/>
    </number:number-style>
    <number:number-style style:name="N159">
      <style:text-properties fo:color="#ff0000"/>
      <number:text>-$</number:text>
      <number:number number:decimal-places="2" number:min-decimal-places="2" number:min-integer-digits="1" number:grouping="true"/>
      <style:map style:condition="value()&gt;=0" style:apply-style-name="N159P0"/>
    </number:number-style>
    <number:number-style style:name="N160P0" style:volatile="true">
      <number:fill-character> </number:fill-character>
      <number:number number:decimal-places="0" number:min-decimal-places="0" number:min-integer-digits="1" number:grouping="true"/>
      <number:text> </number:text>
    </number:number-style>
    <number:number-style style:name="N160P1" style:volatile="true">
      <number:fill-character> </number:fill-character>
      <number:number number:decimal-places="0" number:min-decimal-places="0" number:min-integer-digits="1" number:grouping="true"/>
      <number:text> </number:text>
    </number:number-style>
    <number:number-style style:name="N160P2" style:volatile="true">
      <number:fill-character> </number: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fill-character> </number:fill-character>
      <number:number number:decimal-places="2" number:min-decimal-places="2" number:min-integer-digits="1" number:grouping="true"/>
      <number:text> </number:text>
    </number:number-style>
    <number:number-style style:name="N161P1" style:volatile="true">
      <number:fill-character> </number:fill-character>
      <number:number number:decimal-places="2" number:min-decimal-places="2" number:min-integer-digits="1" number:grouping="true"/>
      <number:text> </number:text>
    </number:number-style>
    <number:number-style style:name="N161P2" style:volatile="true">
      <number:fill-character> </number:fill-character>
      <number:text>-</number:text>
      <number:number number:decimal-places="0" number:min-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text-style style:name="N162">
      <number:text-content/>
      <number:text>  </number:text>
    </number:text-style>
    <number:number-style style:name="N164P0" style:volatile="true">
      <number:fill-character> </number:fill-character>
      <number:number number:decimal-places="2" number:min-decimal-places="2" number:min-integer-digits="1" number:grouping="true"/>
      <number:text> </number:text>
    </number:number-style>
    <number:number-style style:name="N164P1" style:volatile="true">
      <number:fill-character> </number:fill-character>
      <number:text>(</number:text>
      <number:number number:decimal-places="2" number:min-decimal-places="2" number:min-integer-digits="1" number:grouping="true"/>
      <number:text>)</number:text>
    </number:number-style>
    <number:number-style style:name="N164P2" style:volatile="true">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5">
      <number:number number:min-integer-digits="1"/>
      <number:text> </number:text>
    </number:number-style>
    <number:number-style style:name="N166">
      <number:number number:decimal-places="0" number:min-decimal-places="0" number:min-integer-digits="0"/>
    </number:number-style>
    <number:currency-style style:name="N168P0" style:volatile="true">
      <number:currency-symbol number:language="en" number:country="CA">$</number:currency-symbol>
      <number:number number:decimal-places="2" number:min-decimal-places="2" number:min-integer-digits="0" number:grouping="true"/>
    </number:currency-style>
    <number:currency-style style:name="N168">
      <style:text-properties fo:color="#ff0000"/>
      <number:text>-</number:text>
      <number:currency-symbol number:language="en" number:country="CA">$</number:currency-symbol>
      <number:number number:decimal-places="2" number:min-decimal-places="2" number:min-integer-digits="0" number:grouping="true"/>
      <style:map style:condition="value()&gt;=0" style:apply-style-name="N168P0"/>
    </number:currency-style>
    <number:currency-style style:name="N170P0" style:volatile="true">
      <number:currency-symbol number:language="en" number:country="CA">$</number:currency-symbol>
      <number:number number:decimal-places="2" number:min-decimal-places="2" number:min-integer-digits="1" number:grouping="true"/>
    </number:currency-style>
    <number:currency-style style:name="N170P1" style:volatile="true">
      <style:text-properties fo:color="#ff0000"/>
      <number:text>-</number:text>
      <number:currency-symbol number:language="en" number:country="CA">$</number:currency-symbol>
      <number:number number:decimal-places="2" number:min-decimal-places="2" number:min-integer-digits="1" number:grouping="true"/>
    </number:currency-style>
    <number:number-style style:name="N170P2" style:volatile="true">
      <number:text/>
    </number:number-style>
    <number:text-style style:name="N170" number:title="Benutzerdefiniert">
      <number:text-content/>
      <style:map style:condition="value()&gt;0" style:apply-style-name="N170P0"/>
      <style:map style:condition="value()&lt;0" style:apply-style-name="N170P1"/>
      <style:map style:condition="value()=0" style:apply-style-name="N170P2"/>
    </number:text-style>
    <number:currency-style style:name="N172P0" style:volatile="true">
      <number:currency-symbol number:language="en" number:country="US">$</number:currency-symbol>
      <number:number number:decimal-places="2" number:min-decimal-places="2" number:min-integer-digits="1" number:grouping="true"/>
    </number:currency-style>
    <number:currency-style style:name="N17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72P0"/>
    </number:currency-style>
    <number:number-style style:name="N174P0" style:volatile="true">
      <number:number number:decimal-places="2" number:min-decimal-places="2" number:min-integer-digits="1" number:grouping="true"/>
      <number:text> </number:text>
    </number:number-style>
    <number:number-style style:name="N174">
      <style:text-properties fo:color="#ff0000"/>
      <number:text>(</number:text>
      <number:number number:decimal-places="2" number:min-decimal-places="2" number:min-integer-digits="1" number:grouping="true"/>
      <number:text>)</number:text>
      <style:map style:condition="value()&gt;=0" style:apply-style-name="N174P0"/>
    </number:number-style>
    <number:currency-style style:name="N175P0" style:volatile="true">
      <number:currency-symbol number:language="en" number:country="US">$</number:currency-symbol>
      <number:number number:decimal-places="2" number:min-decimal-places="2" number:min-integer-digits="1" number:grouping="true"/>
    </number:currency-style>
    <number:currency-style style:name="N175">
      <number:text>-</number:text>
      <number:currency-symbol number:language="en" number:country="US">$</number:currency-symbol>
      <number:number number:decimal-places="2" number:min-decimal-places="2" number:min-integer-digits="1" number:grouping="true"/>
      <style:map style:condition="value()&gt;=0" style:apply-style-name="N175P0"/>
    </number:currency-style>
    <number:percentage-style style:name="N176">
      <number:number number:decimal-places="0" number:min-decimal-places="0" number:min-integer-digits="1"/>
      <number:text>%</number:text>
    </number:percentage-style>
    <number:date-style style:name="N10107" number:language="de" number:country="DE">
      <number:day number:style="long"/>
      <number:text>. </number:text>
      <number:month number:textual="true"/>
      <number:text> </number:text>
      <number:year/>
    </number:date-style>
    <number:date-style style:name="N10108" number:language="de" number:country="DE">
      <number:day number:style="long"/>
      <number:text>. </number:text>
      <number:month number:textual="true"/>
    </number:date-style>
    <number:date-style style:name="N10109" number:language="de" number:country="DE">
      <number:month number:textual="true"/>
      <number:text> </number:text>
      <number:year/>
    </number:date-style>
    <number:time-style style:name="N10110" number:language="de" number:country="DE">
      <number:hours/>
      <number:text>:</number:text>
      <number:minutes number:style="long"/>
      <number:text> </number:text>
      <number:am-pm/>
    </number:time-style>
    <number:time-style style:name="N10111" number:language="de" number:country="DE">
      <number:hours/>
      <number:text>:</number:text>
      <number:minutes number:style="long"/>
      <number:text>:</number:text>
      <number:seconds number:style="long"/>
      <number:text> </number:text>
      <number:am-pm/>
    </number:time-style>
    <number:number-style style:name="N10113P0" style:volatile="true" number:language="de" number:country="DE">
      <number:number number:decimal-places="0" number:min-decimal-places="0" number:min-integer-digits="1" number:grouping="true"/>
      <number:text>   </number:text>
    </number:number-style>
    <number:number-style style:name="N10113" number:language="de" number:country="DE">
      <number:text>-</number:text>
      <number:number number:decimal-places="0" number:min-decimal-places="0" number:min-integer-digits="1" number:grouping="true"/>
      <number:text>   </number:text>
      <style:map style:condition="value()&gt;=0" style:apply-style-name="N10113P0"/>
    </number:number-style>
    <number:number-style style:name="N10114P0" style:volatile="true" number:language="de" number:country="DE">
      <number:number number:decimal-places="0" number:min-decimal-places="0" number:min-integer-digits="1" number:grouping="true"/>
      <number:text>   </number:text>
    </number:number-style>
    <number:number-style style:name="N10114" number:language="de" number:country="DE">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6P0" style:volatile="true" number:language="de" number:country="DE">
      <number:number number:decimal-places="2" number:min-decimal-places="2" number:min-integer-digits="1" number:grouping="true"/>
      <number:text>   </number:text>
    </number:number-style>
    <number:number-style style:name="N10116" number:language="de" number:country="DE">
      <number:text>-</number:text>
      <number:number number:decimal-places="2" number:min-decimal-places="2" number:min-integer-digits="1" number:grouping="true"/>
      <number:text>   </number:text>
      <style:map style:condition="value()&gt;=0" style:apply-style-name="N10116P0"/>
    </number:number-style>
    <number:number-style style:name="N10117P0" style:volatile="true" number:language="de" number:country="DE">
      <number:number number:decimal-places="2" number:min-decimal-places="2" number:min-integer-digits="1" number:grouping="true"/>
      <number:text>   </number:text>
    </number:number-style>
    <number:number-style style:name="N10117" number:language="de" number:country="DE">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9P0" style:volatile="true" number:language="de" number:country="DE">
      <number:number number:decimal-places="0" number:min-decimal-places="0" number:min-integer-digits="1" number:grouping="true"/>
      <number:text> €</number:text>
    </number:number-style>
    <number:number-style style:name="N10119" number:language="de" number:country="DE">
      <number:text>-</number:text>
      <number:number number:decimal-places="0" number:min-decimal-places="0" number:min-integer-digits="1" number:grouping="true"/>
      <number:text> €</number:text>
      <style:map style:condition="value()&gt;=0" style:apply-style-name="N10119P0"/>
    </number:number-style>
    <number:number-style style:name="N10120P0" style:volatile="true" number:language="de" number:country="DE">
      <number:number number:decimal-places="0" number:min-decimal-places="0" number:min-integer-digits="1" number:grouping="true"/>
      <number:text> €</number:text>
    </number:number-style>
    <number:number-style style:name="N10120" number:language="de" number:country="DE">
      <style:text-properties fo:color="#ff0000"/>
      <number:text>-</number:text>
      <number:number number:decimal-places="0" number:min-decimal-places="0" number:min-integer-digits="1" number:grouping="true"/>
      <number:text> €</number:text>
      <style:map style:condition="value()&gt;=0" style:apply-style-name="N10120P0"/>
    </number:number-style>
    <number:number-style style:name="N10122P0" style:volatile="true" number:language="de" number:country="DE">
      <number:number number:decimal-places="2" number:min-decimal-places="2" number:min-integer-digits="1" number:grouping="true"/>
      <number:text> €</number:text>
    </number:number-style>
    <number:number-style style:name="N10122" number:language="de" number:country="DE">
      <number:text>-</number:text>
      <number:number number:decimal-places="2" number:min-decimal-places="2" number:min-integer-digits="1" number:grouping="true"/>
      <number:text> €</number:text>
      <style:map style:condition="value()&gt;=0" style:apply-style-name="N10122P0"/>
    </number:number-style>
    <number:number-style style:name="N10123P0" style:volatile="true" number:language="de" number:country="DE">
      <number:number number:decimal-places="2" number:min-decimal-places="2" number:min-integer-digits="1" number:grouping="true"/>
      <number:text> €</number:text>
    </number:number-style>
    <number:number-style style:name="N10123" number:language="de" number:country="DE">
      <style:text-properties fo:color="#ff0000"/>
      <number:text>-</number:text>
      <number:number number:decimal-places="2" number:min-decimal-places="2" number:min-integer-digits="1" number:grouping="true"/>
      <number:text> €</number:text>
      <style:map style:condition="value()&gt;=0" style:apply-style-name="N10123P0"/>
    </number:number-style>
    <number:date-style style:name="N20109" number:language="en" number:country="CA">
      <number:day number:style="long"/>
      <number:text>-</number:text>
      <number:month number:textual="true"/>
      <number:text>-</number:text>
      <number:year/>
    </number:date-style>
    <number:date-style style:name="N20110" number:language="en" number:country="CA">
      <number:day number:style="long"/>
      <number:text>-</number:text>
      <number:month number:textual="true"/>
    </number:date-style>
    <number:date-style style:name="N20111" number:language="en" number:country="CA">
      <number:month number:textual="true"/>
      <number:text>-</number:text>
      <number:year/>
    </number:date-style>
    <number:time-style style:name="N20112" number:language="en" number:country="CA">
      <number:hours/>
      <number:text>:</number:text>
      <number:minutes number:style="long"/>
      <number:text> </number:text>
      <number:am-pm/>
    </number:time-style>
    <number:time-style style:name="N20113" number:language="en" number:country="CA">
      <number:hours/>
      <number:text>:</number:text>
      <number:minutes number:style="long"/>
      <number:text>:</number:text>
      <number:seconds number:style="long"/>
      <number:text> </number:text>
      <number:am-pm/>
    </number:time-style>
    <number:time-style style:name="N20114" number:language="en" number:country="CA">
      <number:hours/>
      <number:text>:</number:text>
      <number:minutes number:style="long"/>
    </number:time-style>
    <number:time-style style:name="N20115" number:language="en" number:country="CA">
      <number:hours/>
      <number:text>:</number:text>
      <number:minutes number:style="long"/>
      <number:text>:</number:text>
      <number:seconds number:style="long"/>
    </number:time-style>
    <number:date-style style:name="N20116" number:language="en" number:country="CA">
      <number:day number:style="long"/>
      <number:text>-</number:text>
      <number:month number:style="long"/>
      <number:text>-</number:text>
      <number:year number:style="long"/>
      <number:text> </number:text>
      <number:hours/>
      <number:text>:</number:text>
      <number:minutes number:style="long"/>
    </number:date-style>
    <number:date-style style:name="N30121P0" style:volatile="true" number:language="en" number:country="US">
      <number:month number:style="long" number:textual="true"/>
      <number:text> </number:text>
      <number:day/>
      <number:text>, </number:text>
      <number:year number:style="long"/>
    </number:date-style>
    <number:text-style style:name="N30121" number:language="en" number:country="US">
      <number:text-content/>
      <style:map style:condition="value()&lt;=1.7976931348623157E+308" style:apply-style-name="N30121P0"/>
    </number:text-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Even_20_Rows" style:display-name="Even Rows" style:family="table-cell" style:parent-style-name="Default">
      <style:table-cell-properties fo:background-color="#dddddd"/>
    </style:style>
    <style:style style:name="Unbenannt1" style:family="table-cell" style:parent-style-name="Default" style:data-style-name="N100">
      <style:table-cell-properties fo:background-color="#ffdbb6" loext:vertical-justify="auto"/>
      <style:paragraph-properties css3t:text-justify="auto"/>
    </style:style>
    <style:style style:name="Unbenannt2" style:family="table-cell" style:parent-style-name="Default" style:data-style-name="N100">
      <style:text-properties style:text-line-through-style="solid" style:text-line-through-type="single"/>
    </style:style>
    <style:style style:name="Unbenannt3" style:family="table-cell" style:parent-style-name="Default"/>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30">00.00.0000</text:date>, <text:time style:data-style-name="N2" text:time-value="08:36:07.335000000">00:00:00</text:time></text:p>
        </style:region-right>
      </style:header>
      <style:header-left style:display="false"/>
      <style:footer>
        <text:p>Seite <text:page-number>1</text:page-number><text:s/>/ <text:page-count>99</text:page-count></text:p>
      </style:footer>
      <style:footer-left style:display="false"/>
    </style:master-page>
    <style:master-page style:name="PageStyle_5f_Tabelle1" style:display-name="PageStyle_Tabelle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09:08:18.501000000</meta:creation-date>
    <meta:editing-duration>PT9H41M14S</meta:editing-duration>
    <meta:editing-cycles>83</meta:editing-cycles>
    <meta:generator>LibreOffice/7.1.5.2$Windows_x86 LibreOffice_project/85f04e9f809797b8199d13c421bd8a2b025d52b5</meta:generator>
    <meta:initial-creator>sdsd </meta:initial-creator>
    <dc:date>2021-08-30T14:47:53.469000000</dc:date>
    <dc:creator>sdsd </dc:creator>
    <meta:document-statistic meta:table-count="4" meta:cell-count="111" meta:object-count="18"/>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https://wiki.documentfoundation.org/Macros/Calc
rem https://www.google.com/url?sa=t&amp;rct=j&amp;q=&amp;esrc=s&amp;source=web&amp;cd=&amp;ved=2ahUKEwjw9Knx16byAhXJhv0HHcekCwUQFnoECAQQAQ&amp;url=https%3A%2F%2Fdocumentation.libreoffice.org%2Fassets%2FUploads%2FDocumentation%2Fen%2FMACROS%2FRefCards%2FLibOBasic-3-Calc-Flat-A4-EN-v111.pdf&amp;usg=AOvVaw0Vm6ZHFdCdX4MxN5erNRcM

rem https://wiki.openoffice.org/wiki/Spreadsheet_common



Option Explicit


REM  *****  BASIC  *****

Function isLiO() As Boolean
REM https://ask.libreoffice.org/t/detect-if-vba-is-running-under-libreoffice-or-excel/3841/3
Dim oDoc
    isLiO = False
    On Error GoTo NotLiO
    If (Not GlobalScope.BasicLibraries.isLibraryLoaded("Tools")) Then GlobalScope.BasicLibraries.LoadLibrary ("Tools")
    isLiO = True
NotLiO:
End Function



REM BEAR
Global Const  gsSettingsSheetName = "Setup"
Global Const  gsReportSheetName  = "Bericht"



REM BEAR
Function GetNamedCell( name as string ) as String
rem https://www.linuxtopia.org/online_books/office_guides/openoffice_3_calc_user_guide/openoffice_calc_Associating_a_range_to_a_name_Named_range.html
dim oRange as object
dim oCell as object
dim oRanges as object
oRanges = ThisComponent.NamedRanges
If NOT oRanges.hasByName(name) Then
    MsgBox "Error: Cannot find &gt;" &amp; name &amp; "&lt; " 
    GetNamedCell = "error"
    exit function
    End If
oRange = ThisComponent.NamedRanges.getByName(name)
oCell = oRange.getReferredCells().getCellByPosition(0,0)
 GetNamedCell=oCell.getString()
End Function





Function GetSheetindex( name as string ) as integer
dim document as object
dim Sheets as object
dim Sheet as object
dim Controller as object

On Error GoTo ErrorHandler

document = ThisComponent  'assigns the current document to the variable document
Sheets = document.Sheets  'get the container of all Sheets
Sheet = Sheets.getByName(name)   'get the sheet named Sheet2
Controller = document.getcurrentController
Controller.setActiveSheet(Sheet)
 GetSheetindex = Sheet.RangeAddress.Sheet
 exit function
ErrorHandler:   
      MsgBox "Sheet &gt;" &amp; name &amp; "&lt; is not defined" ,0,"Error"
end function







REM BEAR
Function GetNamedCellobject( name as string ) as object
rem https://www.linuxtopia.org/online_books/office_guides/openoffice_3_calc_user_guide/openoffice_calc_Associating_a_range_to_a_name_Named_range.html
dim oRange as object
dim oCell as object
dim oRanges as object
oRanges = ThisComponent.NamedRanges
If NOT oRanges.hasByName(name) Then
    MsgBox "Error: Cannot find &gt;" &amp; name &amp; "&lt; " 
    GetNamedCell = "error"
    exit function
    End If
oRange = ThisComponent.NamedRanges.getByName(name)
oCell = oRange.getReferredCells().getCellByPosition(0,0)
 GetNamedCellObject=oCell
End Function





function GetNamedRange(name as string) as string
dim range as object

rem https://www.linuxtopia.org/online_books/office_guides/openoffice_3_calc_user_guide/openoffice_calc_Associating_a_range_to_a_name_Named_range.html
dim oRange as object
dim oCell as object
dim oRanges as object
dim zwi() as string
oRanges = ThisComponent.NamedRanges
If NOT oRanges.hasByName(name) Then
    MsgBox "Error: Cannot find &gt;" &amp; name &amp; "&lt; " 
    GetNamedCell = "error"
    exit function
    End If
oRange = ThisComponent.NamedRanges.getByName(name)
oCell = oRange.getReferredCells().getCellByPosition(0,0)
GetNamedRange =oCell.AbsoluteName()  
'zwi = split(oCell.AbsoluteName() , ".")
'GetNamedRange = zwi(1)
End Function


Function GetLastUsedRow(oSheet As Object) As Integer
    '''Returns integer of last used row.'''
    Dim oCell
    Dim oCursor
    Dim aAddress 
    oCell = oSheet.getCellByPosition(0, 0)
    oCursor = oSheet.createCursorByRange(oCell)
    oCursor.gotoEndOfUsedArea(True)
    aAddress = oCursor.RangeAddress
    GetLastUsedRow = aAddress.EndRow

End Function ' GetLastUsedRow


Function GetLastUsedColumn(oSheet As Object) As Long
    '''Returns the number of the last column of a continuous data range in a sheet.'''
    Dim oCell
    Dim oCursor
    Dim aAddress
    oCell = oSheet.getCellByPosition(0, 0)
    oCursor = oSheet.createCursorByRange(oCell)
    oCursor.gotoEndOfUsedArea(True)
    aAddress = oCursor.RangeAddress
    GetLastUsedColumn = aAddress.EndColumn
End Function ' GetLastUsedColumn



REM  *****  Liste der benannten Zellen  *****
REM  ***** Mandatory
REM  ***** Optional



Function UserDir( baseDirURL ) as String
	Dim aService as Variant
	dim zwi as string
	dim fa as variant
	aService = CreateUnoService("com.sun.star.util.PathSubstitution") 
	
	'fa = createUnoService("com.sun.star.sheet.FunctionAccess")  
	'zwi = fa.callFunction("ENCODEURL", Array(baseDirUrl))

	zwi = Replace (baseDirUrl, ":" , "_")
    zwi = Replace (zwi,             "." , "_")
    zwi = Replace (zwi,             "@" , "_")
    zwi = Replace (zwi,             "?" , "_")
	UserDir = aService.substituteVariables(zwi, true)
End Function





Function AssembleSaveNameWithPath( )
	AssembleSaveNameWithPath =  GetNamedCell("global_reportdir")  &amp;   AssembleSaveName()
End Function

Function WildAssembleSaveNamePath()
	WildAssembleSaveNamePath =  GetNamedCell("global_reportdir")  &amp; AssembleSaveNameWild( )
End Function


Function AssembleSaveName()
AssembleSaveName = GetNamedCell("global_standard")  &amp;  "@" &amp;   GetNamedCell("global_reportnr") &amp;   "@" &amp; GetNamedCell("global_reportsubnr") 
End Function

Function AssembleSaveNameWild( )
AssembleSaveNameWild =GetNamedCell("global_standard")  &amp;  "@*" 
End Function



function hasFilename()
 if ThisComponent.getURL() = "" then
   msgbox "Please Initialize this report first."
   hasFilename = False
 else
	hasFilename = True
 endif
End Function






Function OSName As String
    ''' soruce: https://ask.libreoffice.org/t/macro-check-if-windows-or-linux/20468/4  Return platform name as "MAC", "UNIX", "WIN" '''
    With GlobalScope.Basiclibraries
        If Not .IsLibraryLoaded("Tools") Then .LoadLibrary("Tools")
    End With
    Dim keyNode As Object 
    keyNode = Tools.Misc.GetRegistryKeyContent("org.openoffice.Office.Common/Help")
    OSName = keyNode.GetByName("System")
End Function 




sub CheckDirExists(dir as string)
Dim FolderName As String
      FolderName = Dir(dir)
    if FileExists (UserDir(FolderName)) = false then 
      MkDir (UserDir(FolderName))
      end If
End Sub


Function getPDFFileName()
 Dim filename as String
 filename = GetFileNameWithoutExtension(ThisComponent.getURL(), GetPathSeparator() )
 getPDFFileName = filename + ".pdf"
end Function

Function OpenPDF(oEv as object)
    if not hasFilename() then exit Function
	' https://forum.openoffice.org/en/forum/viewtopic.php?f=39&amp;t=72419
	setGlobalVarsFromDataRanges()	
	Dim oForm
	oForm=oEv.source.model.parent ' get control's form
	oEv.source.model.targeturl=getPDFDir()+getPDFFileName()
	OpenPDF=true
End Function




Function OpenDirBrowser(dir as string)
     DIM oShell AS OBJECT :oShell=createUnoService("com.sun.star.system.SystemShellExecute")
     DIM s AS STRING      :s     = UserDir(GetNamedCell(dir))
      msgbox s 
   
     CheckDirExists(s)
     oShell.execute(s,,0)
     
    
     
     's = "xdg-open file:///home/michael"
     'Shell(s)
     
    OpenDirBrowser=true
End Function

Function OpenPDFDir(oEv as object)
   OpenPDFDir= OpenDirBrowser("global_pdfdir")
End Function

Function OpenReportDir(oEv as object)
	OpenReportDir=	OpenDirBrowser("global_reportdir")
End Function

Function OpenTemplateDir(oEv as object)
    OpenTemplateDir=OpenDirBrowser("global_templatedir")
End Function


REM  ***** OK  ***** 


Function HideSetupSheet()
	Dim oSheet: oSheet = ThisComponent.Sheets.getByName(gsSettingsSheetName)
    oSheet.isVisible = false
End Function


Function ShowSetupSheet()
	Dim oSheet: oSheet = ThisComponent.Sheets.getByName(gsSettingsSheetName)
    oSheet.isVisible = true
End Function

Function ShowReportSheet()
	'https://forum.openoffice.org/en/forum/viewtopic.php?f=9&amp;t=82334#p434436
	Dim oController : oController = ThisComponent.getCurrentController()
	Dim oSheet: oSheet = ThisComponent.Sheets.getByName(gsReportSheetName)
    Dim oCell

    oCell = oSheet.getCellByPosition(2,8)   'Column A is index 0 and Row 74 is index 73
    oController.select(oCell)
    ShowReportSheet = True
End Function



Function getbuttonRow (event)
	'from https://forum.openoffice.org/en/forum/viewtopic.php?f=9&amp;t=30737
	dim curname, tmpname as string
	dim sheet, page as object
	dim count, i, row as integer
	curname = event.source.model.name
	tmpname = rnd ()
	event.source.model.name = tmpname
	sheet = thiscomponent.currentcontroller.activesheet
	count = sheet.drawpage.count
	page = sheet.drawpage
	for i = 0 to count - 1
		if page.getbyindex (i).control.name = tmpname then
			row = page.getbyindex (i).anchor.celladdress.row + 1
			exit for
		endif
	next i
	event.source.model.name = curname
	getbuttonRow = row
end Function


	

Function AddMoreRowsButtonPressed(oEv as object)
REM https://ask.libreoffice.org/t/macro-to-copy-cells-paste-into-active-cell/56192/9
	Dim oSheet As Object
	Dim oRow as Object
	Dim oCell as object
	dim 	oCellRangeByName as Object
	dim aRangeAddress As New com.sun.star.table.CellRangeAddress
	Dim oCellByPosition As Variant
	dim  aCellAddress As New com.sun.star.table.CellAddress
	
	dim RowIndex as Integer
	dim i as integer
	dim sRange as string
	RowIndex = getbuttonRow(oEv) -1
	oSheet=thiscomponent.getcurrentcontroller.activesheet
	'insert a row:
	oSheet.Rows.insertByIndex(RowIndex,1)
     sRange="A" &amp; (RowIndex)  &amp; ":Z" &amp;  (RowIndex)
     REM MsgBox sRange
    oCellRangeByName = oSheet.getCellRangeByName(sRange)
	 aRangeAddress = oCellRangeByName.getRangeAddress()
	oCellByPosition = oSheet.getCellByPosition(0, RowIndex)
	aCellAddress = oCellByPosition.getCellAddress()
	oSheet.copyRange(aCellAddress, aRangeAddress)
	AddMoreRowsButtonPressed = True
	
	
	rem noch bearbeiten: https://www.mail-archive.com/users@global.libreoffice.org/msg10471.html
	
End Function







Sub pick_file()
   Dim fName As string
   Dim file_dialog as Object
     
   msgbox  AssembleSaveName()
   fName =  FileSaveDialog_Simple( file_dialog, "Report speichern:",   UserDir(GetNamedCell("global_reportdir")) ,   UserDir(AssembleSaveName()) ,   "*.ods") 
   'fName = open_file()
   'MsgBox fName &amp; chr(10) &amp; ConvertFromUrl(fName)
   MsgBox  fname
   
   
   ' WorksheetSave (xxx)
End Sub






sub WorksheetSave (fname as string) as string
dim document   as object
dim dispatcher as object
document   = ThisComponent.CurrentController.Frame
dispatcher = createUnoService("com.sun.star.frame.DispatchHelper")
dim args1(1) as new com.sun.star.beans.PropertyValue
args1(0).Name = "URL"
args1(0).Value = ConvertToURL(fname)
args1(1).Name = "FilterName"
args1(1).Value = "calc8"
dispatcher.executeDispatch(document, ".uno:SaveAs", "", 0, args1())
end sub





sub WithNamedCells () as string
dim oRange as object
dim oCell as object
dim oRanges as object

dim name as string
name ="global_pdfdir"


oRanges = ThisComponent.NamedRanges
If NOT oRanges.hasByName(name) Then
    MsgBox "Error: Cannot find &gt;" &amp; name &amp; "&lt; " 
    GetNamedCell = "error"
    exit sub
    End If
    
    
oRange = ThisComponent.NamedRanges.getByName(name)
oCell = oRange.getReferredCells().getCellByPosition(0,0)


msgbox oCell.Celladdress.row()
msgbox oCell.Celladdress.column()

msgbox oCell.AbsoluteName()
end sub







	

sub open_version
    dim document   as object
    dim dispatcher as object
    document   = ThisComponent.CurrentController.Frame
    dispatcher = createUnoService("com.sun.star.frame.DispatchHelper")
    dim args1(0) as new com.sun.star.beans.PropertyValue
    dispatcher.executeDispatch(document, ".uno:VersionDialog", "", 0, args1())
end sub








'  https://ask.libreoffice.org/t/capturing-title-in-writer-document-saved-filename/27519/6
' source: https://www.debugpoint.com/2015/01/use-open-file-dialog-using-macro-in-libreofficeopenoffice/

Sub Writer_SaveNew()
REM See: https://ask.libreoffice.org/t/capturing-title-in-writer-document-saved-filename/27519
REM If the current Writer document is new, then this method will invoke the File Save dialog with the first
REM sentence from the current Writer Document as the suggested file name.
REM If this method is called when the current Writer document is not new, it will just save it without any dialog.
REM Requires additional methods:
REM 	Writer_getSentence()
REM 	cutStringAtMarks()
REM		FileSaveDialog_Simple()

	Dim oDoc As Object : oDoc = ThisComponent
	If Not oDoc.SupportsService( "com.sun.star.text.TextDocument" ) Then Exit Sub
	
	If oDoc.hasLocation() Then		REM the current document is not New:
		oDoc.store()				REM just save it immediately.
		
	Else	REM The current document is New: 
			REM open the Save File dialog with a custom file name.
		
REM	****  Set here the maximum length for the filename ( excluding the file extension ):		
		Const iMaxLength As Integer = 60		REM Set to 0 for No Maximum.

REM	****  Add here your desired punctuation marks to cut the filename at:
		Dim aPunctuation() : aPunctuation = Array( ":", ";", "," )

REM	****  Add here your characters to be removed from the filename:
		Dim aForbiddenChars() : aForbiddenChars = Array( "/", "\", "|", ":", """", "?", "*", "&lt;", "&gt;" )
		
		REM Get the 1st non-empty sentence...
		Dim strDefaultName As String
		strDefaultName	= Writer_getSentence( 1, oDoc )
		
		REM Cut the sentence at punctuation marks...
		strDefaultName	= cutStringAtMarks( strDefaultName, aPunctuation )
		
		REM Remove illegal characters...
		Dim i As Integer
		For i = 0 To 31								REM Remove all ASCII characters &lt; 31...
			If Instr( strDefaultName, chr(i) ) &gt; 0 Then strDefaultName = Join( Split( strDefaultName, chr(i) ), "" )
		Next i
		For i = 0 To uBound( aForbiddenChars )		REM Remove forbidden characters...
			If Instr( strDefaultName, aForbiddenChars(i) ) &gt; 0 Then strDefaultName = Join( Split( strDefaultName, aForbiddenChars(i) ), "" )
		Next i
		
		REM Cut the resulting sentence at length...
		If iMaxLength &gt; 0 Then strDefaultName = Left( strDefaultName, iMaxLength )
		
REM ****  NB. The resulting filename is still not guaranteed to be a valid filename.
REM ****  Yet it will be presented as initial filename in the following dialog:
		
		Dim aURL() : aURL = FileSaveDialog_Simple( oDoc, "TITLE", "", strDefaultName )
		If uBound( aURL ) &gt; -1 Then oDoc.storeAsURL( aURL(0), Array() )
		
	End If
End Sub


Function cutStringAtMarks( sStringToCut As String, aCutMarks(), Optional bExclude ) As String
REM Returns the Left portion of &lt;sStringToCut&gt; up to the first encountered cutMark in the array &lt;aCutMarks&gt;.
REM &lt;bExclude&gt;	: Default=&lt;True&gt;=exclude the cutMark; Pass &lt;False&gt; to include it.
	If IsMissing( bExclude ) Then bExclude = True
	Dim i As Integer, lPos as Long, sCutMark As String
	Dim sString As String : sString = sStringToCut
	For i = 0 To uBound( aCutMarks )
		sCutMark	= aCutMarks( i )
		lPos		= InStr( 1, sString, sCutMark, 0 )
		If lPos &gt; 0 Then
			If bExclude Then sString = Left( sString, lPos - 1 ) Else sString = Left( sString, lPos + Len( sCutMark ) - 1 )
		End If
	Next i
	cutStringAtMarks = sString
End Function


Function FileSaveDialog_Simple( oDoc As Object, Optional strTitle, Optional strDisplayDirectory, Optional strDefaultName, Optional aFilters(), Optional bRemote ) As string
REM Displays a FilePicker "Save As" dialog with optional Dialog Title, Initial Folder Path, Initial File Name, Export Filters, Remote Save Location,
REM &lt;oDoc&gt;			: The Document to be saved.
REM &lt;strTitle&gt;		: String to be shown in the dialog Title bar.
REM &lt;strDisplayDirectory&gt;: Path to a Folder whose contents will be shown when the dialog opens.
REM &lt;strDefaultName&gt;: String to be shown in the File Name Textbox when the dialog opens.
REM &lt;aFilters&gt;		: Array of com.sun.star.beans.StringPair describing the Export Filters to be included in the dialog.
REM					  These Filters should all have the EXPORT flag set.
REM					  Per StringPair: First = FilterName (e.g. "Jpeg Files"), Second = Extensions (e.g. "*.jpg").
REM &lt;bRemote&gt;		: Boolean indicating whether to display the Remote FilePicker for storing the file at a remote location, e.g. via FTP.
REM Returns: an Array containing the URL of the selected file, if the user has clicked on the Save button.
REM If the user has cancelled, this Function returns an Empty Array.
	
	
	REM First determine whether to use the Remote FilePicker, the System FilePicker, or the LibreOffice FilePicker.
	Dim aProps(1) As New com.sun.star.beans.PropertyValue
	aProps(0).Name	= "nodepath"
	aProps(0).Value	= "/org.openoffice.Office.Common/Misc/"
	aProps(1).Name	= "enableasync"
	aProps(1).Value	= False
	
	Dim oConfig As Object  : oConfig = createUnoService( "com.sun.star.configuration.ConfigurationProvider" )
	Dim oAccess As Object
	oAccess = oConfig.createInstanceWithArguments( "com.sun.star.configuration.ConfigurationAccess", aProps() )
	Dim bUseSystemDialogs As Boolean	REM Corresponds (inversely) to the setting in "Tools : Options : LibreOffice : General : Open/Save Dialogs : Use LibreOffice dialogs".
	bUseSystemDialogs = oAccess.UseSystemFileDialog

	Dim oFilePicker As Object
	If IsMissing( bRemote ) Then bRemote = False
	If bRemote Then
		oFilePicker = createUnoService( "com.sun.star.ui.dialogs.RemoteFilePicker" )
	Elseif bUseSystemDialogs Then
		oFilePicker = createUnoService( "com.sun.star.ui.dialogs.FilePicker" )
	Else
		oFilePicker = createUnoService( "com.sun.star.ui.dialogs.OfficeFilePicker" )
	End If
	
	REM Initialize the "Save As" Dialog with default UIMode = 10 ( auto extension ).
	Dim iUIMode As Integer :  iUIMode = 10
	oFilePicker.initialize( Array( iUIMode ) )
		
	If IsMissing( strTitle ) Then strTitle = "Save As:"
	oFilePicker.setTitle( strTitle )
	
	If Not IsMissing( strDisplayDirectory ) And FileExists( strDisplayDirectory ) Then
		oFilePicker.setDisplayDirectory( ConvertToURL( strDisplayDirectory ) )
	End If
	
	If Not IsMissing( strDefaultName ) Then oFilePicker.setDefaultName( strDefaultName )
	
	REM Append Export Filters.
	REM Default filter "All Formats" is added automatically in the System FilePicker (on Ubuntu 17.10);
'	Const sFilterNameAllFormats = "All Formats"			REM Add it also in the LibreOffice FilePicker :
'	If Not bRemote Or bUseSystemDialogs Then oFilePicker.appendFilter( "All Formats"	, "*.*" )

	If Not bRemote Or bUseSystemDialogs Then oFilePicker.appendFilter(" Reports",  UserDir(AssembleSaveNameWild( )))
	If Not bRemote Or bUseSystemDialogs Then oFilePicker.appendFilter("Alle Reports" , "*.ods")
	If Not bRemote Or bUseSystemDialogs Then oFilePicker.appendFilter( "Alles"	, "*.*" )
	
	If Not IsMissing( aFilters ) And IsArray( aFilters ) Then
		oFilePicker.appendFilterGroup( "Export Filters", aFilters )			REM Group Title is not shown.
	End If
	
	Dim iResult as Integer	:	iResult = oFilePicker.execute()				REM Execute the "Save As" Dialog.
	
	If iResult = com.sun.star.ui.dialogs.ExecutableDialogResults.OK Then	REM The User has clicked the Save button:
		REM At this stage the User has also clicked the Overwrite button if a file with the same name already exists.
		
		Dim aFiles() As String			:	aFiles = oFilePicker.getSelectedFiles()
		If uBound( aFiles ) &gt; -1 Then		REM We have a URL ... Else something is wrong here.
			FileSaveDialog_Simple = aFiles(0) REM to save, call: oDoc.storeAsUrl( sURL, aSaveProps )
		End If
	Else		REM User Cancelled.
		FileSaveDialog_Simple = "" 
	End If
	oFilePicker.dispose
End Function







sub subSaveAs(oDoc, sFile, optional sType)
'source: https://wiki.openoffice.org/wiki/Saving_a_document
sURL = convertToURL(sFile)
if isMissing(sType) then
   oDoc.storeAsURL(sURL, array())
else
  dim mFileType(0)
  mFileType(0) = createUnoStruct("com.sun.star.beans.PropertyValue")
  mFileType(0).Name = "FilterName"
  mFileType(0).Value = sType
  oDoc.storeAsURL(sURL, mFileType())
end if
end sub



sub subExportAs(oDoc, sFile, optional sType)
'source: https://wiki.openoffice.org/wiki/Saving_a_document
'-&gt;  subSaveAs(thisComponent, "C:\tmp\NewName.sxw") 'Windows example
' -&gt; subExportAs(thisComponent, "/home/ian/Example.txt", "Text") 'Linux example
sURL = convertToURL(sFile)
if isMissing(sType) then
   oDoc.storeToURL(sURL, array())
else
  dim mFileType(0)
  mFileType(0) = createUnoStruct("com.sun.star.beans.PropertyValue")
  mFileType(0).Name = "FilterName"
  mFileType(0).Value = sType
  oDoc.storeToURL(sURL, mFileType())
end if
end sub








Function SheetNameByNumber(Optional pNo As Long) 
'source: https://ask.libreoffice.org/t/get-sheet-names-as-a-list/10306/2
REM There seems not to exist a StandardFunction for this purpose!
REM Note: A cell will NOT RECALCULATE DUE TO A CHANGE OF THE SheetName!
REM You will have to FORCE RECALCULATION "on any event".
REM This can be done by appending "+NOW()*0" to the parameter expression, e.g.
Dim oDoc As Object
Dim oSheet As Object
Dim nSheets As Long

IF IsMissing(pNo) THEN
	SheetNameByNumber = ".Parameter.Missing."
	Exit Function
ENDif 
oDoc = ThisComponent
nSheets = oDoc.Sheets.Count
IF (pNo &gt; 0) AND (pNo &lt;= nSheets) THEN
	oSheet = oDoc.Sheets(pNo-1)
	SheetNameByNumber = oSheet.GetName
ELSE SheetNameByNumber = ".No.Result."
ENDif
End Function REM SheetNameByNumber






sub SetPrintArea()
dim document   as object
dim dispatcher as object
dim range as string
document   = ThisComponent.CurrentController.Frame
dispatcher = createUnoService("com.sun.star.frame.DispatchHelper")
range = GetNamedRange("Report_Start") &amp; ":" &amp;  GetNamedRange("Report_End")
dim args1(0) as new com.sun.star.beans.PropertyValue
args1(0).Name = "ToPoint"
args1(0).Value = range
dispatcher.executeDispatch(document, ".uno:GoToCell", "", 0, args1())
dispatcher.executeDispatch(document, ".uno:DefinePrintArea", "", 0, Array())
end sub



Sub ProcessSheets(i as integer)
'source: https://wiki.documentfoundation.org/Macros/Basic/Calc/Sheets
dim xxx as string
dim doc as object
dim sheet as object
doc = ThisComponent
Select Case i
        Case 1
           For Each sheet In doc.Sheets
                 if sheet.Name&lt;&gt;"Bericht" then
                     sheet.IsVisible = false
                end if
            Next
        Case 2
          For Each sheet In doc.Sheets
                 sheet.IsVisible = true
                next
           sheet = doc.Sheets.getByName("Setup")     
            sheet.IsVisible = false
        Case Else
             for Each sheet In doc.Sheets
                   sheet.IsVisible = true
             Next
    End Select
End Sub






Sub Delete_PrintAreas()
    '''Delete all print areas.'''
    dim oDoc as object
    dim oSheet as object
    dim n
    oDoc = ThisComponent
    oSheet = oDoc.Sheets(0)
    For n =0 To oDoc.Sheets.getCount - 1
        oDoc.Sheets(n).setPrintAreas(Array ())
    Next    
End Sub 


Sub Set_PrintAreas (nSheet As Integer, lStartCol As Long, lStartRow As Long, lEndCol As Long, lEndRow As Long)
    '''Define the print area.'''
    Dim CellRangeAddress As New com.sun.star.table.CellRangeAddress
    dim   oDoc as object
    dim oSheet as object
    dim  aPrintAreas     
    oDoc = ThisComponent
    oSheet = oDoc.Sheets(nSheet)
    CellRangeAddress.Sheet = nSheet
    CellRangeAddress.StartColumn = lStartCol
    CellRangeAddress.StartRow = lStartRow
    CellRangeAddress.EndColumn = lEndCol
    CellRangeAddress.EndRow = lEndRow
    aPrintAreas() = Array (CellRangeAddress)
    oSheet.setPrintAreas(aPrintAreas())
End Sub 



Function GetPath() As String
    '''Returns path.'''
    Dim oPathSettings, oFolderDialog
    Dim sPath As String  
    oPathSettings = CreateUnoService("com.sun.star.util.PathSettings")
    sPath = oPathSettings.Work
    oFolderDialog = CreateUnoService("com.sun.star.ui.dialogs.FolderPicker")
    oFolderDialog.SetDisplayDirectory(sPath)
    If oFolderDialog.Execute() = com.sun.star.ui.dialogs.ExecutableDialogResults.OK Then
        sPath = oFolderDialog.GetDirectory
    Else
        GetPath = ""
        Exit Function
    End If
    If Right(sPath, 1) &lt;&gt; "/" Then sPath = sPath &amp; "/"
    GetPath = sPath
End Function 








sub QuickDirtyPDF(fname as string)
rem ----------------------------------------------------------------------
rem define variables
dim document   as object
dim dispatcher as object
rem ----------------------------------------------------------------------
rem get access to the document
document   = ThisComponent.CurrentController.Frame
dispatcher = createUnoService("com.sun.star.frame.DispatchHelper")
rem ----------------------------------------------------------------------
dim args1(2) as new com.sun.star.beans.PropertyValue
args1(0).Name = "URL"
args1(0).Value = fname
args1(1).Name = "FilterName"
args1(1).Value = "calc_pdf_Export"
args1(2).Name = "FilterData"
args1(2).Value = Array(Array("UseLosslessCompression",0,false,com.sun.star.beans.PropertyState.DIRECT_VALUE),Array("Quality",0,90,com.sun.star.beans.PropertyState.DIRECT_VALUE),Array("ReduceImageResolution",0,true,com.sun.star.beans.PropertyState.DIRECT_VALUE),Array("MaxImageResolution",0,300,com.sun.star.beans.PropertyState.DIRECT_VALUE),Array("UseTaggedPDF",0,false,com.sun.star.beans.PropertyState.DIRECT_VALUE),Array("SelectPdfVersion",0,0,com.sun.star.beans.PropertyState.DIRECT_VALUE),Array("PDFUACompliance",0,false,com.sun.star.beans.PropertyState.DIRECT_VALUE),Array("ExportNotes",0,false,com.sun.star.beans.PropertyState.DIRECT_VALUE),Array("ViewPDFAfterExport",0,true,com.sun.star.beans.PropertyState.DIRECT_VALUE),Array("ExportBookmarks",0,true,com.sun.star.beans.PropertyState.DIRECT_VALUE),Array("SinglePageSheets",0,false,com.sun.star.beans.PropertyState.DIRECT_VALUE),Array("OpenBookmarkLevels",0,-1,com.sun.star.beans.PropertyState.DIRECT_VALUE),Array("UseTransitionEffects",0,true,com.sun.star.beans.PropertyState.DIRECT_VALUE),Array("IsSkipEmptyPages",0,true,com.sun.star.beans.PropertyState.DIRECT_VALUE),Array("ExportPlaceholders",0,false,com.sun.star.beans.PropertyState.DIRECT_VALUE),Array("IsAddStream",0,true,com.sun.star.beans.PropertyState.DIRECT_VALUE),Array("ExportFormFields",0,true,com.sun.star.beans.PropertyState.DIRECT_VALUE),Array("FormsType",0,0,com.sun.star.beans.PropertyState.DIRECT_VALUE),Array("AllowDuplicateFieldNames",0,false,com.sun.star.beans.PropertyState.DIRECT_VALUE),Array("HideViewerToolbar",0,false,com.sun.star.beans.PropertyState.DIRECT_VALUE),Array("HideViewerMenubar",0,false,com.sun.star.beans.PropertyState.DIRECT_VALUE),Array("HideViewerWindowControls",0,false,com.sun.star.beans.PropertyState.DIRECT_VALUE),Array("ResizeWindowToInitialPage",0,false,com.sun.star.beans.PropertyState.DIRECT_VALUE),Array("CenterWindow",0,false,com.sun.star.beans.PropertyState.DIRECT_VALUE),Array("OpenInFullScreenMode",0,false,com.sun.star.beans.PropertyState.DIRECT_VALUE),Array("DisplayPDFDocumentTitle",0,true,com.sun.star.beans.PropertyState.DIRECT_VALUE),Array("InitialView",0,0,com.sun.star.beans.PropertyState.DIRECT_VALUE),Array("Magnification",0,0,com.sun.star.beans.PropertyState.DIRECT_VALUE),Array("Zoom",0,100,com.sun.star.beans.PropertyState.DIRECT_VALUE),Array("PageLayout",0,0,com.sun.star.beans.PropertyState.DIRECT_VALUE),Array("FirstPageOnLeft",0,false,com.sun.star.beans.PropertyState.DIRECT_VALUE),Array("InitialPage",0,1,com.sun.star.beans.PropertyState.DIRECT_VALUE),Array("Printing",0,2,com.sun.star.beans.PropertyState.DIRECT_VALUE),Array("Changes",0,4,com.sun.star.beans.PropertyState.DIRECT_VALUE),Array("EnableCopyingOfContent",0,true,com.sun.star.beans.PropertyState.DIRECT_VALUE),Array("EnableTextAccessForAccessibilityTools",0,true,com.sun.star.beans.PropertyState.DIRECT_VALUE),Array("ExportLinksRelativeFsys",0,true,com.sun.star.beans.PropertyState.DIRECT_VALUE),Array("PDFViewSelection",0,0,com.sun.star.beans.PropertyState.DIRECT_VALUE),Array("ConvertOOoTargetToPDFTarget",0,false,com.sun.star.beans.PropertyState.DIRECT_VALUE),Array("ExportBookmarksToPDFDestination",0,false,com.sun.star.beans.PropertyState.DIRECT_VALUE),Array("SignPDF",0,false,com.sun.star.beans.PropertyState.DIRECT_VALUE),Array("_OkButtonString",0,"",com.sun.star.beans.PropertyState.DIRECT_VALUE),Array("Watermark",0,"",com.sun.star.beans.PropertyState.DIRECT_VALUE),Array("EncryptFile",0,false,com.sun.star.beans.PropertyState.DIRECT_VALUE),Array("PreparedPasswords",0,,com.sun.star.beans.PropertyState.DIRECT_VALUE),Array("RestrictPermissions",0,false,com.sun.star.beans.PropertyState.DIRECT_VALUE),Array("PreparedPermissionPassword",0,Array(),com.sun.star.beans.PropertyState.DIRECT_VALUE),Array("SignatureLocation",0,"",com.sun.star.beans.PropertyState.DIRECT_VALUE),Array("SignatureReason",0,"",com.sun.star.beans.PropertyState.DIRECT_VALUE),Array("SignatureContactInfo",0,"",com.sun.star.beans.PropertyState.DIRECT_VALUE),Array("SignaturePassword",0,"",com.sun.star.beans.PropertyState.DIRECT_VALUE),Array("SignatureCertificate",0,,com.sun.star.beans.PropertyState.DIRECT_VALUE),Array("SignatureTSA",0,"",com.sun.star.beans.PropertyState.DIRECT_VALUE),Array("UseReferenceXObject",0,false,com.sun.star.beans.PropertyState.DIRECT_VALUE))
dispatcher.executeDispatch(document, ".uno:ExportToPDF", "", 0, args1())
end sub












sub ExportToPDF()
 Dim filename, pdfFileName as String
dim cell1 as object
dim cell2 as object
Dim aCellAddress1 As object
Dim aCellAddress2 As object
dim index as integer
dim res as integer
 dim dummy as object 
 filename = AssembleSaveName()
pdffilename=userDir(  filename)
pdffilename=  pdffilename &amp; ".pdf."
pdfFileName =  FileSaveDialog_Simple( dummy, "Bericht speichern",  UserDir(GetNamedCell("global_pdfdir")) , pdffilename)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ProcessSheets(2)
end sub




sub ExportToODS()
 Dim filename, pdfFileName as String
dim cell1 as object
dim cell2 as object
Dim aCellAddress1 As object
Dim aCellAddress2 As object
dim index as integer
dim res as integer
 dim dummy as object 
 filename = AssembleSaveName()
pdffilename=userDir(  filename)
pdffilename=  pdffilename &amp; ".pdf."
pdfFileName =  FileSaveDialog_Simple( dummy, "Bericht speichern",  UserDir(GetNamedCell("global_pdfdir")) , pdffilename)  
if pdfFileName ="" then 
   exit sub
   end if
     Delete_PrintAreas()  
     ProcessSheets(1)
     cell1 = GetNamedCellobject("Report_Start")
     cell2 = GetNamedCellobject("Report_End")
     aCellAddress1 = cell1.getCellAddress()
     aCellAddress2 = cell2.getCellAddress()
     index = GetSheetindex("Bericht")
      Set_PrintAreas (index,  aCellAddress1.column,  aCellAddress1.row,  aCellAddress2.column,   aCellAddress2.row)
      quickdirtypdf(pdfFileName)
      ProcessSheets(2)
end sub








sub test1 ()

  ExportToPDF()
   
   ProcessSheets(0)
  'MsgBox "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